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773cm" fo:min-width="4.77cm" fo:padding-top="0.381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12cm" fo:min-width="4.758cm" fo:padding-top="0.381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58cm" fo:padding-top="0.127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82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82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6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7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8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167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194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2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objectwithoutfill">
      <style:graphic-properties svg:stroke-color="#000000" draw:fill="gradient" draw:textarea-vertical-align="middle"/>
    </style:style>
    <style:style style:name="gr2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217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218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219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322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323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3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427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4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67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68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485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4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488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4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08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509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5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3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5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1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44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5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9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560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5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9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600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601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602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603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604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05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606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607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608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60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10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611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612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2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6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7" style:family="paragraph">
      <loext:graphic-properties draw:fill="gradient"/>
      <style:paragraph-properties fo:text-align="center"/>
    </style:style>
    <style:style style:name="P18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9" style:family="paragraph">
      <loext:graphic-properties draw:fill="none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2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3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6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7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7" style:family="paragraph">
      <style:paragraph-properties fo:text-align="center"/>
    </style:style>
    <style:style style:name="P3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4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3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6" style:family="paragraph">
      <loext:graphic-properties draw:fill="none"/>
      <style:paragraph-properties fo:text-align="center"/>
    </style:style>
    <style:style style:name="P47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57" style:family="paragraph">
      <loext:graphic-properties draw:fill-color="#f7d1d5"/>
      <style:paragraph-properties fo:text-align="center"/>
    </style:style>
    <style:style style:name="P58" style:family="paragraph">
      <loext:graphic-properties draw:fill-color="#b4c7dc"/>
      <style:paragraph-properties fo:text-align="center"/>
    </style:style>
    <style:style style:name="P5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60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6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2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5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6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7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8" style:family="paragraph">
      <style:paragraph-properties fo:text-align="center" style:writing-mode="lr-tb"/>
      <style:text-properties style:font-name="Liberation Sans" fo:font-size="12pt" fo:font-weight="normal" style:font-size-asian="18pt" style:font-size-complex="18pt"/>
    </style:style>
    <style:style style:name="P89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90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8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1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2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3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7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9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20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2" style:family="text">
      <style:text-properties style:font-name="Liberation Sans" fo:font-size="12pt" fo:font-weight="normal" style:font-size-asian="18pt" style:font-size-complex="18pt"/>
    </style:style>
    <style:style style:name="T23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27cm" svg:height="3.033cm" svg:x="0.71cm" svg:y="1.4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5.258cm" svg:height="3.023cm" svg:x="24.562cm" svg:y="1.4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6" draw:layer="layout" svg:width="3.135cm" svg:height="0.768cm" svg:x="13.732cm" svg:y="2.089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7" xml:id="id1" draw:id="id1" draw:layer="layout" svg:width="5.27cm" svg:height="6.477cm" svg:x="0.7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Trust 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3" draw:id="id3" draw:layer="layout" svg:width="5.258cm" svg:height="6.477cm" svg:x="24.562cm" svg:y="7.3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Trust 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3.345cm" svg:y1="7.372cm" svg:x2="3.345cm" svg:y2="4.502cm" draw:start-shape="id1" draw:start-glue-point="0" draw:end-shape="id2" draw:end-glue-point="2" svg:d="M3345 7372v-2870" svg:viewBox="0 0 1 2871">
          <text:p/>
        </draw:connector>
        <draw:connector draw:style-name="gr7" draw:text-style-name="P10" draw:layer="layout" draw:type="line" svg:x1="27.191cm" svg:y1="7.372cm" svg:x2="27.191cm" svg:y2="4.492cm" draw:start-shape="id3" draw:start-glue-point="0" draw:end-shape="id4" draw:end-glue-point="2" svg:d="M27191 7372v-2880" svg:viewBox="0 0 1 2881">
          <text:p/>
        </draw:connector>
        <draw:custom-shape draw:style-name="gr8" draw:text-style-name="P6" draw:layer="layout" svg:width="3.148cm" svg:height="1.275cm" svg:x="3.402cm" svg:y="5.2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2" draw:layer="layout" svg:width="3.148cm" svg:height="1.275cm" svg:x="27.263cm" svg:y="5.238cm">
          <text:list text:style-name="L1">
            <text:list-header>
              <text:p text:style-name="P11"><text:span text:style-name="T1">SMTP</text:span></text:p>
            </text:list-header>
            <text:list-item>
              <text:p text:style-name="P11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6" draw:layer="layout" svg:width="2.415cm" svg:height="0.768cm" svg:x="2.1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6" draw:layer="layout" svg:width="2.526cm" svg:height="0.768cm" svg:x="25.905cm" svg:y="0.11cm">
          <text:list text:style-name="L1">
            <text:list-header>
              <text:p text:style-name="P5"><text:span text:style-name="T1">qux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" draw:text-style-name="P14" draw:layer="layout" svg:width="4.699cm" svg:height="1.535cm" svg:x="1cm" svg:y="12.0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4.682cm" svg:height="1.535cm" svg:x="24.853cm" svg:y="12.0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4.699cm" svg:height="1.535cm" svg:x="1cm" svg:y="7.704cm">
          <text:list text:style-name="L1">
            <text:list-header>
              <text:p text:style-name="P13"><text:span text:style-name="T2">Authorization</text:span></text:p>
            </text:list-header>
            <text:list-item>
              <text:p text:style-name="P13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4.682cm" svg:height="1.535cm" svg:x="24.853cm" svg:y="7.704cm">
          <text:list text:style-name="L1">
            <text:list-header>
              <text:p text:style-name="P13"><text:span text:style-name="T2">Authorization</text:span></text:p>
            </text:list-header>
            <text:list-item>
              <text:p text:style-name="P13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5" draw:id="id5" draw:layer="layout" svg:width="5.27cm" svg:height="6.477cm" svg:x="8.0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Trust 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4.699cm" svg:height="1.535cm" svg:x="8.3cm" svg:y="12.004cm">
          <text:list text:style-name="L1">
            <text:list-header>
              <text:p text:style-name="P13"><text:span text:style-name="T2">Resource Retrieval</text:span></text:p>
            </text:list-header>
            <text:list-item>
              <text:p text:style-name="P13"><text:span text:style-name="T2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4.699cm" svg:height="1.535cm" svg:x="8.3cm" svg:y="7.704cm">
          <text:list text:style-name="L1">
            <text:list-header>
              <text:p text:style-name="P13"><text:span text:style-name="T2">Resource Mailbox</text:span></text:p>
            </text:list-header>
            <text:list-item>
              <text:p text:style-name="P13"><text:span text:style-name="T2">mailbox.bar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xml:id="id6" draw:id="id6" draw:layer="layout" svg:width="5.27cm" svg:height="6.477cm" svg:x="17.3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Trust 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4.699cm" svg:height="1.535cm" svg:x="17.6cm" svg:y="12.004cm">
          <text:list text:style-name="L1">
            <text:list-header>
              <text:p text:style-name="P13"><text:span text:style-name="T2">Resource Retrieval</text:span></text:p>
            </text:list-header>
            <text:list-item>
              <text:p text:style-name="P13"><text:span text:style-name="T2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4.699cm" svg:height="1.535cm" svg:x="17.6cm" svg:y="7.704cm">
          <text:list text:style-name="L1">
            <text:list-header>
              <text:p text:style-name="P13"><text:span text:style-name="T2">Resource Mailbox</text:span></text:p>
            </text:list-header>
            <text:list-item>
              <text:p text:style-name="P13"><text:span text:style-name="T2">mailbox.baz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4.699cm" svg:height="1.535cm" svg:x="1cm" svg:y="2.704cm">
          <text:list text:style-name="L1">
            <text:list-header>
              <text:p text:style-name="P13"><text:span text:style-name="T2">User Mailbox</text:span></text:p>
              <text:p text:style-name="P15"><text:span text:style-name="T1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layout" svg:width="4.699cm" svg:height="1.535cm" svg:x="24.843cm" svg:y="2.704cm">
          <text:list text:style-name="L1">
            <text:list-header>
              <text:p text:style-name="P13"><text:span text:style-name="T2">User Mailbox</text:span></text:p>
              <text:p text:style-name="P15"><text:span text:style-name="T1">bob@qux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2.382cm" svg:height="0.768cm" svg:x="9.383cm" svg:y="0.07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6" draw:layer="layout" svg:width="2.479cm" svg:height="0.768cm" svg:x="18.735cm" svg:y="0.071cm">
          <text:list text:style-name="L1">
            <text:list-header>
              <text:p text:style-name="P5"><text:span text:style-name="T1">baz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17" draw:layer="layout" draw:type="line" svg:x1="5.98cm" svg:y1="10.61cm" svg:x2="8.01cm" svg:y2="10.61cm" draw:start-shape="id1" draw:start-glue-point="1" draw:end-shape="id5" draw:end-glue-point="3" svg:d="M5980 10610h2030" svg:viewBox="0 0 2031 1">
          <text:p/>
        </draw:connector>
        <draw:connector draw:style-name="gr26" draw:text-style-name="P17" draw:layer="layout" draw:type="line" svg:x1="13.28cm" svg:y1="10.61cm" svg:x2="17.31cm" svg:y2="10.61cm" draw:start-shape="id5" draw:start-glue-point="1" draw:end-shape="id6" draw:end-glue-point="3" svg:d="M13280 10610h4030" svg:viewBox="0 0 4031 1">
          <text:p/>
        </draw:connector>
        <draw:connector draw:style-name="gr26" draw:text-style-name="P17" draw:layer="layout" draw:type="line" svg:x1="22.58cm" svg:y1="10.61cm" svg:x2="24.562cm" svg:y2="10.61cm" draw:start-shape="id6" draw:start-glue-point="1" draw:end-shape="id3" draw:end-glue-point="3" svg:d="M22580 10610h1982" svg:viewBox="0 0 1983 1">
          <text:p/>
        </draw:connector>
        <draw:custom-shape draw:style-name="gr27" draw:text-style-name="P6" draw:layer="layout" svg:width="2.796cm" svg:height="0.768cm" svg:x="13.902cm" svg:y="9.69cm">
          <text:list text:style-name="L1">
            <text:list-header>
              <text:p text:style-name="P5"><text:span text:style-name="T1">HTTP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6" draw:layer="layout" svg:width="1.755cm" svg:height="0.768cm" svg:x="6.123cm" svg:y="9.69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6" draw:layer="layout" svg:width="1.755cm" svg:height="0.768cm" svg:x="22.723cm" svg:y="9.691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17" draw:layer="layout" draw:type="line" svg:x1="5.98cm" svg:y1="2.985cm" svg:x2="24.562cm" svg:y2="2.98cm" draw:start-shape="id2" draw:start-glue-point="1" draw:end-shape="id4" draw:end-glue-point="3" svg:d="M5980 2985l18582-5" svg:viewBox="0 0 18583 6">
          <text:p/>
        </draw:connector>
      </draw:page>
      <draw:page draw:name="page2" draw:style-name="dp1" draw:master-page-name="Default">
        <draw:custom-shape draw:style-name="gr30" draw:text-style-name="P18" xml:id="id11" draw:id="id11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xml:id="id12" draw:id="id12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0.082cm" svg:y1="0.553cm" svg:x2="10.085cm" svg:y2="12.172cm">
          <text:p/>
        </draw:line>
        <draw:custom-shape draw:style-name="gr33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21" xml:id="id8" draw:id="id8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2" xml:id="id7" draw:id="id7" draw:layer="layout" svg:width="4.47cm" svg:height="1.535cm" svg:x="0.801cm" svg:y="9.6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xml:id="id10" draw:id="id10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xml:id="id9" draw:id="id9" draw:layer="layout" svg:width="4.47cm" svg:height="1.535cm" svg:x="15.053cm" svg:y="9.6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draw:type="line" svg:x1="3.036cm" svg:y1="9.604cm" svg:x2="3.045cm" svg:y2="7.538cm" draw:start-shape="id7" draw:start-glue-point="0" draw:end-shape="id8" draw:end-glue-point="2" svg:d="M3036 9604l9-2066" svg:viewBox="0 0 10 2067">
          <text:p/>
        </draw:connector>
        <draw:connector draw:style-name="gr38" draw:text-style-name="P9" draw:layer="layout" draw:type="line" svg:x1="17.288cm" svg:y1="9.604cm" svg:x2="17.263cm" svg:y2="7.538cm" draw:start-shape="id9" draw:start-glue-point="0" draw:end-shape="id10" draw:end-glue-point="2" svg:d="M17288 9604l-25-2066" svg:viewBox="0 0 26 2067">
          <text:p/>
        </draw:connector>
        <draw:connector draw:style-name="gr38" draw:text-style-name="P9" draw:layer="layout" svg:x1="5.28cm" svg:y1="2.285cm" svg:x2="15.028cm" svg:y2="2.285cm" draw:start-shape="id11" draw:start-glue-point="1" draw:end-shape="id12" draw:end-glue-point="3" svg:d="M5280 2285h9748" svg:viewBox="0 0 9749 1">
          <text:p/>
        </draw:connector>
        <draw:connector draw:style-name="gr6" draw:text-style-name="P9" draw:layer="layout" draw:type="line" svg:x1="3.045cm" svg:y1="5.506cm" svg:x2="3.045cm" svg:y2="3.301cm" draw:start-shape="id8" draw:start-glue-point="0" draw:end-shape="id11" draw:end-glue-point="2" svg:d="M3045 5506v-2205" svg:viewBox="0 0 1 2206">
          <text:p/>
        </draw:connector>
        <draw:connector draw:style-name="gr7" draw:text-style-name="P10" draw:layer="layout" draw:type="line" svg:x1="17.263cm" svg:y1="5.506cm" svg:x2="17.263cm" svg:y2="3.301cm" draw:start-shape="id10" draw:start-glue-point="0" draw:end-shape="id12" draw:end-glue-point="2" svg:d="M17263 5506v-2205" svg:viewBox="0 0 1 2206">
          <text:p/>
        </draw:connector>
        <draw:custom-shape draw:style-name="gr39" draw:text-style-name="P25" draw:layer="layout" svg:width="2.75cm" svg:height="0.768cm" svg:x="10.081cm" svg:y="5.6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12" draw:layer="layout" svg:width="3.148cm" svg:height="1.275cm" svg:x="17.304cm" svg:y="3.838cm">
          <text:list text:style-name="L1">
            <text:list-header>
              <text:p text:style-name="P11"><text:span text:style-name="T1">SMTP</text:span></text:p>
            </text:list-header>
            <text:list-item>
              <text:p text:style-name="P11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5.28cm" svg:y1="6.522cm" svg:x2="15.028cm" svg:y2="6.522cm" draw:start-shape="id8" draw:start-glue-point="1" draw:end-shape="id10" draw:end-glue-point="3" svg:d="M5280 6522h9748" svg:viewBox="0 0 9749 1">
          <text:p/>
        </draw:connector>
      </draw:page>
      <draw:page draw:name="page3" draw:style-name="dp1" draw:master-page-name="Default">
        <draw:custom-shape draw:style-name="gr49" draw:text-style-name="P18" xml:id="id13" draw:id="id13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xml:id="id14" draw:id="id14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0.082cm" svg:y1="0.553cm" svg:x2="10.085cm" svg:y2="12.172cm">
          <text:p/>
        </draw:line>
        <draw:custom-shape draw:style-name="gr51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21" xml:id="id15" draw:id="id15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xml:id="id16" draw:id="id16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svg:x1="6.08cm" svg:y1="2.285cm" svg:x2="14.462cm" svg:y2="2.285cm" draw:start-shape="id13" draw:start-glue-point="1" draw:end-shape="id14" draw:end-glue-point="3" svg:d="M6080 2285h8382" svg:viewBox="0 0 8383 1">
          <text:p/>
        </draw:connector>
        <draw:connector draw:style-name="gr6" draw:text-style-name="P9" draw:layer="layout" draw:type="line" svg:x1="3.445cm" svg:y1="5.572cm" svg:x2="3.445cm" svg:y2="3.301cm" draw:start-shape="id15" draw:start-glue-point="0" draw:end-shape="id13" draw:end-glue-point="2" svg:d="M3445 5572v-2271" svg:viewBox="0 0 1 2272">
          <text:p/>
        </draw:connector>
        <draw:connector draw:style-name="gr7" draw:text-style-name="P10" draw:layer="layout" draw:type="line" svg:x1="16.98cm" svg:y1="5.572cm" svg:x2="16.98cm" svg:y2="3.301cm" draw:start-shape="id16" draw:start-glue-point="0" draw:end-shape="id14" draw:end-glue-point="2" svg:d="M16980 5572v-2271" svg:viewBox="0 0 1 2272">
          <text:p/>
        </draw:connector>
        <draw:custom-shape draw:style-name="gr54" draw:text-style-name="P25" draw:layer="layout" svg:width="2.75cm" svg:height="0.768cm" svg:x="10.081cm" svg:y="7.9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12" draw:layer="layout" svg:width="3.148cm" svg:height="1.275cm" svg:x="17.004cm" svg:y="3.838cm">
          <text:list text:style-name="L1">
            <text:list-header>
              <text:p text:style-name="P11"><text:span text:style-name="T1">SMTP</text:span></text:p>
            </text:list-header>
            <text:list-item>
              <text:p text:style-name="P11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6.08cm" svg:y1="8.81cm" svg:x2="14.462cm" svg:y2="8.81cm" draw:start-shape="id15" draw:start-glue-point="1" draw:end-shape="id16" draw:end-glue-point="3" svg:d="M6080 8810h8382" svg:viewBox="0 0 8383 1">
          <text:p/>
        </draw:connector>
        <draw:custom-shape draw:style-name="gr61" draw:text-style-name="P26" draw:layer="layout" svg:width="4.699cm" svg:height="1.535cm" svg:x="1.1cm" svg:y="10.2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6" draw:layer="layout" svg:width="4.47cm" svg:height="1.535cm" svg:x="14.753cm" svg:y="10.2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4.699cm" svg:height="1.535cm" svg:x="1.1cm" svg:y="5.904cm">
          <text:list text:style-name="L1">
            <text:list-header>
              <text:p text:style-name="P15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4.47cm" svg:height="1.535cm" svg:x="14.753cm" svg:y="5.904cm">
          <text:list text:style-name="L1">
            <text:list-header>
              <text:p text:style-name="P15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65" draw:text-style-name="P18" xml:id="id17" draw:id="id17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9" xml:id="id18" draw:id="id18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0.082cm" svg:y1="0.553cm" svg:x2="10.085cm" svg:y2="12.172cm">
          <text:p/>
        </draw:line>
        <draw:custom-shape draw:style-name="gr67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21" xml:id="id19" draw:id="id19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3" xml:id="id20" draw:id="id20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svg:x1="6.08cm" svg:y1="2.285cm" svg:x2="14.462cm" svg:y2="2.285cm" draw:start-shape="id17" draw:start-glue-point="1" draw:end-shape="id18" draw:end-glue-point="3" svg:d="M6080 2285h8382" svg:viewBox="0 0 8383 1">
          <text:p/>
        </draw:connector>
        <draw:connector draw:style-name="gr6" draw:text-style-name="P9" draw:layer="layout" draw:type="line" svg:x1="3.445cm" svg:y1="5.572cm" svg:x2="3.445cm" svg:y2="3.301cm" draw:start-shape="id19" draw:start-glue-point="0" draw:end-shape="id17" draw:end-glue-point="2" svg:d="M3445 5572v-2271" svg:viewBox="0 0 1 2272">
          <text:p/>
        </draw:connector>
        <draw:connector draw:style-name="gr7" draw:text-style-name="P10" draw:layer="layout" draw:type="line" svg:x1="16.98cm" svg:y1="5.572cm" svg:x2="16.98cm" svg:y2="3.301cm" draw:start-shape="id20" draw:start-glue-point="0" draw:end-shape="id18" draw:end-glue-point="2" svg:d="M16980 5572v-2271" svg:viewBox="0 0 1 2272">
          <text:p/>
        </draw:connector>
        <draw:custom-shape draw:style-name="gr70" draw:text-style-name="P25" draw:layer="layout" svg:width="2.75cm" svg:height="0.768cm" svg:x="10.081cm" svg:y="7.9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12" draw:layer="layout" svg:width="3.148cm" svg:height="1.275cm" svg:x="17.004cm" svg:y="3.838cm">
          <text:list text:style-name="L1">
            <text:list-header>
              <text:p text:style-name="P11"><text:span text:style-name="T1">SMTP</text:span></text:p>
            </text:list-header>
            <text:list-item>
              <text:p text:style-name="P11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6.08cm" svg:y1="8.81cm" svg:x2="14.462cm" svg:y2="8.81cm" draw:start-shape="id19" draw:start-glue-point="1" draw:end-shape="id20" draw:end-glue-point="3" svg:d="M6080 8810h8382" svg:viewBox="0 0 8383 1">
          <text:p/>
        </draw:connector>
        <draw:custom-shape draw:style-name="gr77" draw:text-style-name="P26" draw:layer="layout" svg:width="4.699cm" svg:height="1.535cm" svg:x="1.1cm" svg:y="10.2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6" draw:layer="layout" svg:width="4.47cm" svg:height="1.535cm" svg:x="14.753cm" svg:y="10.2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7" draw:layer="layout" svg:width="4.699cm" svg:height="1.535cm" svg:x="1.1cm" svg:y="5.904cm">
          <text:list text:style-name="L1">
            <text:list-header>
              <text:p text:style-name="P15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4.47cm" svg:height="1.535cm" svg:x="14.753cm" svg:y="5.904cm">
          <text:list text:style-name="L1">
            <text:list-header>
              <text:p text:style-name="P15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81" draw:text-style-name="P2" xml:id="id21" draw:id="id21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" xml:id="id22" draw:id="id22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0.082cm" svg:y1="0.553cm" svg:x2="10.085cm" svg:y2="12.172cm">
          <text:p/>
        </draw:line>
        <draw:custom-shape draw:style-name="gr83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7" xml:id="id23" draw:id="id23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8" xml:id="id24" draw:id="id24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svg:x1="6.08cm" svg:y1="2.285cm" svg:x2="14.462cm" svg:y2="2.285cm" draw:start-shape="id21" draw:start-glue-point="1" draw:end-shape="id22" draw:end-glue-point="3" svg:d="M6080 2285h8382" svg:viewBox="0 0 8383 1">
          <text:p/>
        </draw:connector>
        <draw:connector draw:style-name="gr6" draw:text-style-name="P9" draw:layer="layout" draw:type="line" svg:x1="3.445cm" svg:y1="5.572cm" svg:x2="3.445cm" svg:y2="3.301cm" draw:start-shape="id23" draw:start-glue-point="0" draw:end-shape="id21" draw:end-glue-point="2" svg:d="M3445 5572v-2271" svg:viewBox="0 0 1 2272">
          <text:p/>
        </draw:connector>
        <draw:connector draw:style-name="gr7" draw:text-style-name="P10" draw:layer="layout" draw:type="line" svg:x1="16.98cm" svg:y1="5.572cm" svg:x2="16.98cm" svg:y2="3.301cm" draw:start-shape="id24" draw:start-glue-point="0" draw:end-shape="id22" draw:end-glue-point="2" svg:d="M16980 5572v-2271" svg:viewBox="0 0 1 2272">
          <text:p/>
        </draw:connector>
        <draw:custom-shape draw:style-name="gr86" draw:text-style-name="P25" draw:layer="layout" svg:width="2.75cm" svg:height="0.768cm" svg:x="10.081cm" svg:y="7.9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12" draw:layer="layout" svg:width="3.148cm" svg:height="1.275cm" svg:x="17.004cm" svg:y="3.838cm">
          <text:list text:style-name="L1">
            <text:list-header>
              <text:p text:style-name="P11"><text:span text:style-name="T1">SMTP</text:span></text:p>
            </text:list-header>
            <text:list-item>
              <text:p text:style-name="P11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6.08cm" svg:y1="8.81cm" svg:x2="14.462cm" svg:y2="8.81cm" draw:start-shape="id23" draw:start-glue-point="1" draw:end-shape="id24" draw:end-glue-point="3" svg:d="M6080 8810h8382" svg:viewBox="0 0 8383 1">
          <text:p/>
        </draw:connector>
        <draw:custom-shape draw:style-name="gr93" draw:text-style-name="P14" draw:layer="layout" svg:width="4.699cm" svg:height="1.535cm" svg:x="1.1cm" svg:y="10.2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4" draw:layer="layout" svg:width="4.47cm" svg:height="1.535cm" svg:x="14.753cm" svg:y="10.2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4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4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97" draw:text-style-name="P2" xml:id="id29" draw:id="id29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" xml:id="id30" draw:id="id30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0.082cm" svg:y1="0.553cm" svg:x2="10.085cm" svg:y2="12.172cm">
          <text:p/>
        </draw:line>
        <draw:custom-shape draw:style-name="gr99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7" xml:id="id26" draw:id="id26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4" xml:id="id25" draw:id="id25" draw:layer="layout" svg:width="4.47cm" svg:height="1.535cm" svg:x="0.801cm" svg:y="9.6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8" xml:id="id28" draw:id="id28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4" xml:id="id27" draw:id="id27" draw:layer="layout" svg:width="4.47cm" svg:height="1.535cm" svg:x="15.053cm" svg:y="9.6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draw:type="line" svg:x1="3.036cm" svg:y1="9.604cm" svg:x2="3.045cm" svg:y2="7.538cm" draw:start-shape="id25" draw:start-glue-point="0" draw:end-shape="id26" draw:end-glue-point="2" svg:d="M3036 9604l9-2066" svg:viewBox="0 0 10 2067">
          <text:p/>
        </draw:connector>
        <draw:connector draw:style-name="gr38" draw:text-style-name="P9" draw:layer="layout" draw:type="line" svg:x1="17.288cm" svg:y1="9.604cm" svg:x2="17.263cm" svg:y2="7.538cm" draw:start-shape="id27" draw:start-glue-point="0" draw:end-shape="id28" draw:end-glue-point="2" svg:d="M17288 9604l-25-2066" svg:viewBox="0 0 26 2067">
          <text:p/>
        </draw:connector>
        <draw:connector draw:style-name="gr38" draw:text-style-name="P9" draw:layer="layout" svg:x1="5.28cm" svg:y1="2.285cm" svg:x2="15.028cm" svg:y2="2.285cm" draw:start-shape="id29" draw:start-glue-point="1" draw:end-shape="id30" draw:end-glue-point="3" svg:d="M5280 2285h9748" svg:viewBox="0 0 9749 1">
          <text:p/>
        </draw:connector>
        <draw:connector draw:style-name="gr6" draw:text-style-name="P9" draw:layer="layout" draw:type="line" svg:x1="3.045cm" svg:y1="5.506cm" svg:x2="3.045cm" svg:y2="3.301cm" draw:start-shape="id26" draw:start-glue-point="0" draw:end-shape="id29" draw:end-glue-point="2" svg:d="M3045 5506v-2205" svg:viewBox="0 0 1 2206">
          <text:p/>
        </draw:connector>
        <draw:connector draw:style-name="gr7" draw:text-style-name="P10" draw:layer="layout" draw:type="line" svg:x1="17.263cm" svg:y1="5.506cm" svg:x2="17.263cm" svg:y2="3.301cm" draw:start-shape="id28" draw:start-glue-point="0" draw:end-shape="id30" draw:end-glue-point="2" svg:d="M17263 5506v-2205" svg:viewBox="0 0 1 2206">
          <text:p/>
        </draw:connector>
        <draw:custom-shape draw:style-name="gr104" draw:text-style-name="P25" draw:layer="layout" svg:width="2.75cm" svg:height="0.768cm" svg:x="10.081cm" svg:y="5.6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12" draw:layer="layout" svg:width="3.148cm" svg:height="1.275cm" svg:x="17.304cm" svg:y="3.838cm">
          <text:list text:style-name="L1">
            <text:list-header>
              <text:p text:style-name="P11"><text:span text:style-name="T1">SMTP</text:span></text:p>
            </text:list-header>
            <text:list-item>
              <text:p text:style-name="P11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5.28cm" svg:y1="6.522cm" svg:x2="15.028cm" svg:y2="6.522cm" draw:start-shape="id26" draw:start-glue-point="1" draw:end-shape="id28" draw:end-glue-point="3" svg:d="M5280 6522h9748" svg:viewBox="0 0 9749 1">
          <text:p/>
        </draw:connector>
      </draw:page>
      <draw:page draw:name="page7" draw:style-name="dp1" draw:master-page-name="Default">
        <draw:custom-shape draw:style-name="gr113" draw:text-style-name="P16" xml:id="id35" draw:id="id35" draw:layer="layout" svg:width="4.47cm" svg:height="2.032cm" svg:x="5.11cm" svg:y="1.2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8" xml:id="id36" draw:id="id36" draw:layer="layout" svg:width="4.47cm" svg:height="2.032cm" svg:x="20.228cm" svg:y="1.269cm">
          <text:list text:style-name="L1">
            <text:list-header>
              <text:p text:style-name="P15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2cm" svg:y1="0.553cm" svg:x2="14.885cm" svg:y2="12.172cm">
          <text:p/>
        </draw:line>
        <draw:custom-shape draw:style-name="gr115" draw:text-style-name="P30" draw:layer="layout" svg:width="2.475cm" svg:height="0.642cm" svg:x="14.908cm" svg:y="1.654cm">
          <text:list text:style-name="L1">
            <text:list-header>
              <text:p text:style-name="P29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14" xml:id="id32" draw:id="id32" draw:layer="layout" svg:width="4.47cm" svg:height="2.032cm" svg:x="5.1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5"><text:span text:style-name="T3">Correlated</text:span></text:p>
            </text:list-header>
            <text:list-item>
              <text:p text:style-name="P15"><text:span text:style-name="T3">Authorization</text:span></text:p>
            </text:list-item>
            <text:list-item>
              <text:p text:style-name="P15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6" xml:id="id31" draw:id="id31" draw:layer="layout" svg:width="4.47cm" svg:height="1.535cm" svg:x="5.101cm" svg:y="9.6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4" xml:id="id34" draw:id="id34" draw:layer="layout" svg:width="4.47cm" svg:height="2.032cm" svg:x="20.2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3">Correlated</text:span></text:p>
            </text:list-header>
            <text:list-item>
              <text:p text:style-name="P15"><text:span text:style-name="T3">Authorization</text:span></text:p>
            </text:list-item>
            <text:list-item>
              <text:p text:style-name="P15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6" xml:id="id33" draw:id="id33" draw:layer="layout" svg:width="4.47cm" svg:height="1.535cm" svg:x="20.253cm" svg:y="9.6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draw:type="line" svg:x1="7.336cm" svg:y1="9.604cm" svg:x2="7.345cm" svg:y2="7.538cm" draw:start-shape="id31" draw:start-glue-point="0" draw:end-shape="id32" draw:end-glue-point="2" svg:d="M7336 9604l9-2066" svg:viewBox="0 0 10 2067">
          <text:p/>
        </draw:connector>
        <draw:connector draw:style-name="gr38" draw:text-style-name="P9" draw:layer="layout" draw:type="line" svg:x1="22.488cm" svg:y1="9.604cm" svg:x2="22.463cm" svg:y2="7.538cm" draw:start-shape="id33" draw:start-glue-point="0" draw:end-shape="id34" draw:end-glue-point="2" svg:d="M22488 9604l-25-2066" svg:viewBox="0 0 26 2067">
          <text:p/>
        </draw:connector>
        <draw:connector draw:style-name="gr38" draw:text-style-name="P9" draw:layer="layout" svg:x1="9.58cm" svg:y1="2.285cm" svg:x2="20.228cm" svg:y2="2.285cm" draw:start-shape="id35" draw:start-glue-point="1" draw:end-shape="id36" draw:end-glue-point="3" svg:d="M9580 2285h10648" svg:viewBox="0 0 10649 1">
          <text:p/>
        </draw:connector>
        <draw:connector draw:style-name="gr6" draw:text-style-name="P9" draw:layer="layout" draw:type="line" svg:x1="7.345cm" svg:y1="5.506cm" svg:x2="7.345cm" svg:y2="3.301cm" draw:start-shape="id32" draw:start-glue-point="0" draw:end-shape="id35" draw:end-glue-point="2" svg:d="M7345 5506v-2205" svg:viewBox="0 0 1 2206">
          <text:p/>
        </draw:connector>
        <draw:connector draw:style-name="gr7" draw:text-style-name="P10" draw:layer="layout" draw:type="line" svg:x1="22.463cm" svg:y1="5.506cm" svg:x2="22.463cm" svg:y2="3.301cm" draw:start-shape="id34" draw:start-glue-point="0" draw:end-shape="id36" draw:end-glue-point="2" svg:d="M22463 5506v-2205" svg:viewBox="0 0 1 2206">
          <text:p/>
        </draw:connector>
        <draw:custom-shape draw:style-name="gr120" draw:text-style-name="P32" draw:layer="layout" svg:width="2.191cm" svg:height="0.642cm" svg:x="14.96cm" svg:y="5.878cm">
          <text:list text:style-name="L1">
            <text:list-header>
              <text:p text:style-name="P31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30" draw:layer="layout" svg:width="2.487cm" svg:height="1.023cm" svg:x="7.332cm" svg:y="3.926cm">
          <text:list text:style-name="L1">
            <text:list-header>
              <text:p text:style-name="P29"><text:span text:style-name="T4">SMTP</text:span></text:p>
            </text:list-header>
            <text:list-item>
              <text:p text:style-name="P29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34" draw:layer="layout" svg:width="2.487cm" svg:height="1.023cm" svg:x="22.434cm" svg:y="3.938cm">
          <text:list text:style-name="L1">
            <text:list-header>
              <text:p text:style-name="P33"><text:span text:style-name="T4">SMTP</text:span></text:p>
            </text:list-header>
            <text:list-item>
              <text:p text:style-name="P33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0" draw:layer="layout" svg:width="1.408cm" svg:height="0.642cm" svg:x="7.279cm" svg:y="8.202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30" draw:layer="layout" svg:width="1.408cm" svg:height="0.642cm" svg:x="22.493cm" svg:y="8.214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0" draw:layer="layout" svg:width="3.093cm" svg:height="0.642cm" svg:x="5.832cm" svg:y="11.535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0" draw:layer="layout" svg:width="2.907cm" svg:height="0.642cm" svg:x="21.028cm" svg:y="11.544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0" draw:layer="layout" svg:width="1.937cm" svg:height="0.642cm" svg:x="6.405cm" svg:y="0.469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30" draw:layer="layout" svg:width="1.912cm" svg:height="0.642cm" svg:x="21.512cm" svg:y="0.51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9.58cm" svg:y1="6.522cm" svg:x2="20.228cm" svg:y2="6.522cm" draw:start-shape="id32" draw:start-glue-point="1" draw:end-shape="id34" draw:end-glue-point="3" svg:d="M9580 6522h10648" svg:viewBox="0 0 10649 1">
          <text:p/>
        </draw:connector>
      </draw:page>
      <draw:page draw:name="page8" draw:style-name="dp1" draw:master-page-name="Default">
        <draw:custom-shape draw:style-name="gr129" draw:text-style-name="P16" xml:id="id41" draw:id="id41" draw:layer="layout" svg:width="4.47cm" svg:height="2.032cm" svg:x="5.11cm" svg:y="1.6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28" xml:id="id42" draw:id="id42" draw:layer="layout" svg:width="4.47cm" svg:height="2.032cm" svg:x="20.228cm" svg:y="1.669cm">
          <text:list text:style-name="L1">
            <text:list-header>
              <text:p text:style-name="P15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2cm" svg:y1="0.953cm" svg:x2="14.885cm" svg:y2="12.572cm">
          <text:p/>
        </draw:line>
        <draw:custom-shape draw:style-name="gr131" draw:text-style-name="P30" draw:layer="layout" svg:width="2.475cm" svg:height="0.642cm" svg:x="14.908cm" svg:y="2.054cm">
          <text:list text:style-name="L1">
            <text:list-header>
              <text:p text:style-name="P29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14" xml:id="id38" draw:id="id38" draw:layer="layout" svg:width="4.47cm" svg:height="2.032cm" svg:x="5.11cm" svg:y="5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3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16" xml:id="id37" draw:id="id37" draw:layer="layout" svg:width="4.47cm" svg:height="1.535cm" svg:x="5.101cm" svg:y="10.0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14" xml:id="id40" draw:id="id40" draw:layer="layout" svg:width="4.47cm" svg:height="2.032cm" svg:x="20.228cm" svg:y="5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3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6" xml:id="id39" draw:id="id39" draw:layer="layout" svg:width="4.47cm" svg:height="1.535cm" svg:x="20.253cm" svg:y="10.0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draw:type="line" svg:x1="7.336cm" svg:y1="10.004cm" svg:x2="7.345cm" svg:y2="7.938cm" draw:start-shape="id37" draw:start-glue-point="0" draw:end-shape="id38" draw:end-glue-point="2" svg:d="M7336 10004l9-2066" svg:viewBox="0 0 10 2067">
          <text:p/>
        </draw:connector>
        <draw:connector draw:style-name="gr38" draw:text-style-name="P9" draw:layer="layout" draw:type="line" svg:x1="22.488cm" svg:y1="10.004cm" svg:x2="22.463cm" svg:y2="7.938cm" draw:start-shape="id39" draw:start-glue-point="0" draw:end-shape="id40" draw:end-glue-point="2" svg:d="M22488 10004l-25-2066" svg:viewBox="0 0 26 2067">
          <text:p/>
        </draw:connector>
        <draw:connector draw:style-name="gr38" draw:text-style-name="P9" draw:layer="layout" svg:x1="9.58cm" svg:y1="2.685cm" svg:x2="20.228cm" svg:y2="2.685cm" draw:start-shape="id41" draw:start-glue-point="1" draw:end-shape="id42" draw:end-glue-point="3" svg:d="M9580 2685h10648" svg:viewBox="0 0 10649 1">
          <text:p/>
        </draw:connector>
        <draw:connector draw:style-name="gr6" draw:text-style-name="P9" draw:layer="layout" draw:type="line" svg:x1="7.345cm" svg:y1="5.906cm" svg:x2="7.345cm" svg:y2="3.701cm" draw:start-shape="id38" draw:start-glue-point="0" draw:end-shape="id41" draw:end-glue-point="2" svg:d="M7345 5906v-2205" svg:viewBox="0 0 1 2206">
          <text:p/>
        </draw:connector>
        <draw:connector draw:style-name="gr7" draw:text-style-name="P10" draw:layer="layout" draw:type="line" svg:x1="22.463cm" svg:y1="5.906cm" svg:x2="22.463cm" svg:y2="3.701cm" draw:start-shape="id40" draw:start-glue-point="0" draw:end-shape="id42" draw:end-glue-point="2" svg:d="M22463 5906v-2205" svg:viewBox="0 0 1 2206">
          <text:p/>
        </draw:connector>
        <draw:custom-shape draw:style-name="gr136" draw:text-style-name="P32" draw:layer="layout" svg:width="2.191cm" svg:height="0.642cm" svg:x="14.96cm" svg:y="6.278cm">
          <text:list text:style-name="L1">
            <text:list-header>
              <text:p text:style-name="P31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30" draw:layer="layout" svg:width="2.487cm" svg:height="1.023cm" svg:x="7.332cm" svg:y="4.326cm">
          <text:list text:style-name="L1">
            <text:list-header>
              <text:p text:style-name="P29"><text:span text:style-name="T4">SMTP</text:span></text:p>
            </text:list-header>
            <text:list-item>
              <text:p text:style-name="P29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4" draw:layer="layout" svg:width="2.487cm" svg:height="1.023cm" svg:x="22.434cm" svg:y="4.338cm">
          <text:list text:style-name="L1">
            <text:list-header>
              <text:p text:style-name="P33"><text:span text:style-name="T4">SMTP</text:span></text:p>
            </text:list-header>
            <text:list-item>
              <text:p text:style-name="P33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0" draw:layer="layout" svg:width="1.408cm" svg:height="0.642cm" svg:x="7.279cm" svg:y="8.602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30" draw:layer="layout" svg:width="1.408cm" svg:height="0.642cm" svg:x="22.493cm" svg:y="8.614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30" draw:layer="layout" svg:width="3.093cm" svg:height="0.642cm" svg:x="5.832cm" svg:y="11.935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30" draw:layer="layout" svg:width="2.907cm" svg:height="0.642cm" svg:x="21.028cm" svg:y="11.944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30" draw:layer="layout" svg:width="1.937cm" svg:height="0.642cm" svg:x="6.405cm" svg:y="0.869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30" draw:layer="layout" svg:width="1.912cm" svg:height="0.642cm" svg:x="21.512cm" svg:y="0.91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9.58cm" svg:y1="6.922cm" svg:x2="20.228cm" svg:y2="6.922cm" draw:start-shape="id38" draw:start-glue-point="1" draw:end-shape="id40" draw:end-glue-point="3" svg:d="M9580 6922h10648" svg:viewBox="0 0 10649 1">
          <text:p/>
        </draw:connector>
        <draw:line draw:style-name="gr145" draw:text-style-name="P36" draw:layer="layout" svg:x1="12.109cm" svg:y1="3.424cm" svg:x2="17.453cm" svg:y2="3.424cm">
          <text:p text:style-name="P35"><text:span text:style-name="T5">Direction of Trust</text:span></text:p>
        </draw:line>
        <draw:line draw:style-name="gr146" draw:text-style-name="P36" draw:layer="layout" svg:x1="12.109cm" svg:y1="7.624cm" svg:x2="17.453cm" svg:y2="7.624cm">
          <text:p text:style-name="P37"><text:span text:style-name="T5">Direction of Trust</text:span></text:p>
        </draw:line>
        <draw:line draw:style-name="gr147" draw:text-style-name="P36" draw:layer="layout" svg:x1="12.05cm" svg:y1="1.524cm" svg:x2="17.394cm" svg:y2="1.524cm">
          <text:p text:style-name="P37"><text:span text:style-name="T5">Data Flow</text:span></text:p>
        </draw:line>
        <draw:line draw:style-name="gr148" draw:text-style-name="P36" draw:layer="layout" svg:x1="12.05cm" svg:y1="5.724cm" svg:x2="17.394cm" svg:y2="5.724cm">
          <text:p text:style-name="P37"><text:span text:style-name="T5">Data Flow</text:span></text:p>
        </draw:line>
      </draw:page>
      <draw:page draw:name="page9" draw:style-name="dp1" draw:master-page-name="Default">
        <draw:custom-shape draw:style-name="gr149" draw:text-style-name="P16" xml:id="id47" draw:id="id47" draw:layer="layout" svg:width="4.47cm" svg:height="2.032cm" svg:x="5.11cm" svg:y="5.5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8" xml:id="id48" draw:id="id48" draw:layer="layout" svg:width="4.47cm" svg:height="2.032cm" svg:x="20.228cm" svg:y="5.569cm">
          <text:list text:style-name="L1">
            <text:list-header>
              <text:p text:style-name="P15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2cm" svg:y1="4.853cm" svg:x2="14.885cm" svg:y2="16.472cm">
          <text:p/>
        </draw:line>
        <draw:custom-shape draw:style-name="gr151" draw:text-style-name="P30" draw:layer="layout" svg:width="4.122cm" svg:height="1.023cm" svg:x="14.788cm" svg:y="5.554cm">
          <text:list text:style-name="L1">
            <text:list-header>
              <text:p text:style-name="P29"><text:span text:style-name="T4">Initial Access Token</text:span></text:p>
            </text:list-header>
            <text:list-item>
              <text:p text:style-name="P29"><text:span text:style-name="T4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14" xml:id="id44" draw:id="id4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3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6" xml:id="id43" draw:id="id43" draw:layer="layout" svg:width="4.47cm" svg:height="1.535cm" svg:x="5.101cm" svg:y="13.9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4" xml:id="id46" draw:id="id4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3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6" xml:id="id45" draw:id="id45" draw:layer="layout" svg:width="4.47cm" svg:height="1.535cm" svg:x="20.253cm" svg:y="13.9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draw:type="line" svg:x1="7.336cm" svg:y1="13.904cm" svg:x2="7.345cm" svg:y2="11.838cm" draw:start-shape="id43" draw:start-glue-point="0" draw:end-shape="id44" draw:end-glue-point="2" svg:d="M7336 13904l9-2066" svg:viewBox="0 0 10 2067">
          <text:p/>
        </draw:connector>
        <draw:connector draw:style-name="gr38" draw:text-style-name="P9" draw:layer="layout" draw:type="line" svg:x1="22.488cm" svg:y1="13.904cm" svg:x2="22.463cm" svg:y2="11.838cm" draw:start-shape="id45" draw:start-glue-point="0" draw:end-shape="id46" draw:end-glue-point="2" svg:d="M22488 13904l-25-2066" svg:viewBox="0 0 26 2067">
          <text:p/>
        </draw:connector>
        <draw:connector draw:style-name="gr156" draw:text-style-name="P9" draw:layer="layout" svg:x1="9.58cm" svg:y1="6.585cm" svg:x2="20.228cm" svg:y2="6.585cm" draw:start-shape="id47" draw:start-glue-point="1" draw:end-shape="id48" draw:end-glue-point="3" svg:d="M9580 6585h10648" svg:viewBox="0 0 10649 1">
          <text:p/>
        </draw:connector>
        <draw:connector draw:style-name="gr6" draw:text-style-name="P9" draw:layer="layout" draw:type="line" svg:x1="7.345cm" svg:y1="9.806cm" svg:x2="7.345cm" svg:y2="7.601cm" draw:start-shape="id44" draw:start-glue-point="0" draw:end-shape="id47" draw:end-glue-point="2" svg:d="M7345 9806v-2205" svg:viewBox="0 0 1 2206">
          <text:p/>
        </draw:connector>
        <draw:connector draw:style-name="gr7" draw:text-style-name="P10" draw:layer="layout" draw:type="line" svg:x1="22.463cm" svg:y1="9.806cm" svg:x2="22.463cm" svg:y2="7.601cm" draw:start-shape="id46" draw:start-glue-point="0" draw:end-shape="id48" draw:end-glue-point="2" svg:d="M22463 9806v-2205" svg:viewBox="0 0 1 2206">
          <text:p/>
        </draw:connector>
        <draw:custom-shape draw:style-name="gr157" draw:text-style-name="P32" draw:layer="layout" svg:width="5.463cm" svg:height="0.642cm" svg:x="14.724cm" svg:y="9.636cm">
          <text:list text:style-name="L1">
            <text:list-header>
              <text:p text:style-name="P31"><text:span text:style-name="T4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30" draw:layer="layout" svg:width="2.487cm" svg:height="1.023cm" svg:x="7.332cm" svg:y="8.226cm">
          <text:list text:style-name="L1">
            <text:list-header>
              <text:p text:style-name="P29"><text:span text:style-name="T4">SMTP</text:span></text:p>
            </text:list-header>
            <text:list-item>
              <text:p text:style-name="P29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34" draw:layer="layout" svg:width="2.487cm" svg:height="1.023cm" svg:x="22.434cm" svg:y="8.238cm">
          <text:list text:style-name="L1">
            <text:list-header>
              <text:p text:style-name="P33"><text:span text:style-name="T4">SMTP</text:span></text:p>
            </text:list-header>
            <text:list-item>
              <text:p text:style-name="P33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0" draw:layer="layout" svg:width="1.408cm" svg:height="0.642cm" svg:x="7.279cm" svg:y="12.502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30" draw:layer="layout" svg:width="1.408cm" svg:height="0.642cm" svg:x="22.493cm" svg:y="12.514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0" draw:layer="layout" svg:width="3.093cm" svg:height="0.642cm" svg:x="5.832cm" svg:y="15.835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0" draw:layer="layout" svg:width="2.907cm" svg:height="0.642cm" svg:x="21.028cm" svg:y="15.844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30" draw:layer="layout" svg:width="1.937cm" svg:height="0.642cm" svg:x="6.405cm" svg:y="4.769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30" draw:layer="layout" svg:width="1.912cm" svg:height="0.642cm" svg:x="21.512cm" svg:y="4.81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6" draw:text-style-name="P9" draw:layer="layout" svg:x1="9.58cm" svg:y1="10.332cm" svg:x2="20.228cm" svg:y2="10.332cm" draw:start-shape="id44" draw:start-glue-point="6" draw:end-shape="id46" draw:end-glue-point="6" svg:d="M9580 10332h10648" svg:viewBox="0 0 10649 1">
          <text:p/>
        </draw:connector>
        <draw:connector draw:style-name="gr167" draw:text-style-name="P9" draw:layer="layout" svg:x1="9.58cm" svg:y1="11.331cm" svg:x2="20.228cm" svg:y2="11.331cm" draw:start-shape="id44" draw:start-glue-point="7" draw:end-shape="id46" draw:end-glue-point="7" svg:d="M9580 11331h10648" svg:viewBox="0 0 10649 1">
          <text:p/>
        </draw:connector>
        <draw:custom-shape draw:style-name="gr168" draw:text-style-name="P39" draw:layer="layout" svg:width="5.612cm" svg:height="0.642cm" svg:x="14.75cm" svg:y="10.677cm">
          <text:list text:style-name="L1">
            <text:list-header>
              <text:p text:style-name="P38"><text:span text:style-name="T4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169" draw:text-style-name="P41" xml:id="id59" draw:id="id5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41" xml:id="id51" draw:id="id51" draw:layer="layout" svg:width="4.758cm" svg:height="1.535cm" svg:x="13.448cm" svg:y="3.9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9" draw:layer="layout" draw:type="line" svg:x1="15.827cm" svg:y1="5.439cm" svg:x2="15.831cm" svg:y2="6.785cm" draw:end-shape="id49" draw:end-glue-point="0" svg:d="M15827 5439l4 1346" svg:viewBox="0 0 5 1347">
          <text:p/>
        </draw:connector>
        <draw:custom-shape draw:style-name="gr171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41" xml:id="id57" draw:id="id5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41" xml:id="id49" draw:id="id4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41" xml:id="id53" draw:id="id5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1" xml:id="id50" draw:id="id50" draw:layer="layout" svg:width="4.758cm" svg:height="1.535cm" svg:x="13.448cm" svg:y="1.1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9" draw:layer="layout" draw:type="line" svg:x1="15.827cm" svg:y1="2.639cm" svg:x2="15.827cm" svg:y2="3.904cm" draw:start-shape="id50" draw:start-glue-point="2" draw:end-shape="id51" draw:end-glue-point="0" svg:d="M15827 2639v1265" svg:viewBox="0 0 1 1266">
          <text:p/>
        </draw:connector>
        <draw:custom-shape draw:style-name="gr176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41" xml:id="id54" draw:id="id5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41" xml:id="id56" draw:id="id5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1" xml:id="id52" draw:id="id5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17" draw:layer="layout" svg:x1="13.448cm" svg:y1="4.671cm" svg:x2="4.131cm" svg:y2="6.785cm" draw:start-shape="id51" draw:start-glue-point="3" draw:end-shape="id52" draw:end-glue-point="0" svg:d="M13448 4671h-9317v2114" svg:viewBox="0 0 9318 2115">
          <text:p/>
        </draw:connector>
        <draw:custom-shape draw:style-name="gr181" draw:text-style-name="P30" draw:layer="layout" svg:width="1.933cm" svg:height="0.642cm" svg:x="7.978cm" svg:y="4.0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svg:x1="10.567cm" svg:y1="9.133cm" svg:x2="6.925cm" svg:y2="9.133cm" draw:start-shape="id53" draw:start-glue-point="3" draw:end-shape="id54" draw:end-glue-point="1" svg:d="M10567 9133h-3642" svg:viewBox="0 0 3643 1">
          <text:p/>
        </draw:connector>
        <draw:custom-shape draw:style-name="gr182" draw:text-style-name="P30" draw:layer="layout" svg:width="1.814cm" svg:height="0.642cm" svg:x="7.942cm" svg:y="8.513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3" draw:text-style-name="P41" xml:id="id55" draw:id="id55" draw:layer="layout" svg:width="4.758cm" svg:height="1.535cm" svg:x="13.448cm" svg:y="12.804cm">
          <text:list text:style-name="L1">
            <text:list-header>
              <text:p text:style-name="P42"><text:span text:style-name="T4">UMA Mail Retrieval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41" xml:id="id58" draw:id="id58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17" draw:layer="layout" svg:x1="13.448cm" svg:y1="13.571cm" svg:x2="4.131cm" svg:y2="11.513cm" draw:start-shape="id55" draw:start-glue-point="3" draw:end-shape="id56" draw:end-glue-point="2" svg:d="M13448 13571h-9317v-2058" svg:viewBox="0 0 9318 2059">
          <text:p/>
        </draw:connector>
        <draw:custom-shape draw:style-name="gr185" draw:text-style-name="P30" draw:layer="layout" svg:width="1.687cm" svg:height="0.642cm" svg:x="8.115cm" svg:y="12.862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draw:type="line" svg:x1="15.827cm" svg:y1="12.804cm" svg:x2="15.831cm" svg:y2="11.481cm" draw:start-shape="id55" draw:start-glue-point="0" draw:end-shape="id57" draw:end-glue-point="2" svg:d="M15827 12804l4-1323" svg:viewBox="0 0 5 1324">
          <text:p/>
        </draw:connector>
        <draw:custom-shape draw:style-name="gr186" draw:text-style-name="P30" draw:layer="layout" svg:width="2.623cm" svg:height="0.642cm" svg:x="15.828cm" svg:y="11.7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draw:type="line" svg:x1="15.827cm" svg:y1="15.604cm" svg:x2="15.827cm" svg:y2="14.339cm" draw:start-shape="id58" draw:start-glue-point="0" draw:end-shape="id55" draw:end-glue-point="2" svg:d="M15827 15604v-1265" svg:viewBox="0 0 1 1266">
          <text:p/>
        </draw:connector>
        <draw:custom-shape draw:style-name="gr187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43" xml:id="id61" draw:id="id6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Email Service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45" draw:layer="layout" svg:width="4.651cm" svg:height="1.785cm" svg:x="18.199cm" svg:y="7.378cm">
          <text:list text:style-name="L1">
            <text:list-header>
              <text:p text:style-name="P44"><text:span text:style-name="T7">send authorization link</text:span></text:p>
            </text:list-header>
            <text:list-item>
              <text:p text:style-name="P44"><text:span text:style-name="T7">to RqP email address</text:span></text:p>
            </text:list-item>
            <text:list-item>
              <text:p text:style-name="P44"><text:span text:style-name="T7">(callback +</text:span></text:p>
            </text:list-item>
            <text:list-item>
              <text:p text:style-name="P44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30" draw:layer="layout" svg:width="2.915cm" svg:height="1.404cm" svg:x="25.559cm" svg:y="13.856cm">
          <text:list text:style-name="L1">
            <text:list-header>
              <text:p text:style-name="P29"><text:span text:style-name="T4">retrieve</text:span></text:p>
            </text:list-header>
            <text:list-item>
              <text:p text:style-name="P29"><text:span text:style-name="T4">authorization</text:span></text:p>
            </text:list-item>
            <text:list-item>
              <text:p text:style-name="P29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1" draw:text-style-name="P17" draw:layer="layout" draw:type="line" svg:x1="18.206cm" svg:y1="9.133cm" svg:x2="23.174cm" svg:y2="9.171cm" draw:start-shape="id59" draw:start-glue-point="1" draw:end-shape="id60" draw:end-glue-point="3" svg:d="M18206 9133l4968 38" svg:viewBox="0 0 4969 39">
          <text:p/>
        </draw:connector>
        <draw:custom-shape draw:style-name="gr192" draw:text-style-name="P43" xml:id="id62" draw:id="id62" draw:layer="layout" svg:width="4.758cm" svg:height="1.535cm" svg:x="23.174cm" svg:y="15.604cm">
          <text:list text:style-name="L1">
            <text:list-header>
              <text:p text:style-name="P40"><text:span text:style-name="T4">Email Application</text:span></text:p>
            </text:list-header>
            <text:list-item>
              <text:p text:style-name="P42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3" draw:text-style-name="P17" draw:layer="layout" draw:type="line" svg:x1="25.55cm" svg:y1="13.76cm" svg:x2="25.553cm" svg:y2="15.604cm" draw:start-shape="id61" draw:start-glue-point="2" draw:end-shape="id62" draw:end-glue-point="0" svg:d="M25550 13760l3 1844" svg:viewBox="0 0 4 1845">
          <text:p/>
        </draw:connector>
        <draw:connector draw:style-name="gr194" draw:text-style-name="P17" draw:layer="layout" draw:type="line" svg:x1="23.174cm" svg:y1="16.371cm" svg:x2="18.206cm" svg:y2="16.371cm" draw:start-shape="id62" draw:start-glue-point="3" draw:end-shape="id58" draw:end-glue-point="1" svg:d="M23174 16371h-4968" svg:viewBox="0 0 4969 1">
          <text:p/>
        </draw:connector>
        <draw:custom-shape draw:style-name="gr195" draw:text-style-name="P45" draw:layer="layout" svg:width="3.635cm" svg:height="0.642cm" svg:x="18.669cm" svg:y="15.72cm">
          <text:list text:style-name="L1">
            <text:list-header>
              <text:p text:style-name="P44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41" xml:id="id63" draw:id="id63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17" draw:layer="layout" draw:type="line" svg:x1="15.827cm" svg:y1="18.404cm" svg:x2="15.827cm" svg:y2="17.139cm" draw:start-shape="id63" draw:start-glue-point="0" draw:end-shape="id58" draw:end-glue-point="2" svg:d="M15827 18404v-1265" svg:viewBox="0 0 1 1266">
          <text:p/>
        </draw:connector>
        <draw:custom-shape draw:style-name="gr198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43" xml:id="id60" draw:id="id60" draw:layer="layout" svg:width="4.758cm" svg:height="1.535cm" svg:x="23.174cm" svg:y="8.404cm">
          <text:list text:style-name="L1">
            <text:list-header>
              <text:p text:style-name="P40"><text:span text:style-name="T4">Email Application</text:span></text:p>
            </text:list-header>
            <text:list-item>
              <text:p text:style-name="P42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1" draw:text-style-name="P17" draw:layer="layout" draw:type="line" svg:x1="25.553cm" svg:y1="9.939cm" svg:x2="25.55cm" svg:y2="11.706cm" draw:start-shape="id60" draw:start-glue-point="2" draw:end-shape="id61" draw:end-glue-point="0" svg:d="M25553 9939l-3 1767" svg:viewBox="0 0 4 1768">
          <text:p/>
        </draw:connector>
        <draw:custom-shape draw:style-name="gr202" draw:text-style-name="P30" draw:layer="layout" svg:width="2.915cm" svg:height="1.404cm" svg:x="25.55cm" svg:y="10.065cm">
          <text:list text:style-name="L1">
            <text:list-header>
              <text:p text:style-name="P29"><text:span text:style-name="T4">send</text:span></text:p>
            </text:list-header>
            <text:list-item>
              <text:p text:style-name="P29"><text:span text:style-name="T4">authorization</text:span></text:p>
            </text:list-item>
            <text:list-item>
              <text:p text:style-name="P29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3" draw:text-style-name="P17" draw:layer="layout" draw:type="lines" draw:line-skew="0.51cm 1.458cm" svg:x1="23.174cm" svg:y1="16.371cm" svg:x2="18.206cm" svg:y2="13.571cm" draw:start-shape="id62" draw:start-glue-point="3" draw:end-shape="id55" draw:end-glue-point="1" svg:d="M23174 16371h-3l-2994-2800h-1971" svg:viewBox="0 0 4969 2801">
          <text:p/>
        </draw:connector>
        <draw:custom-shape draw:style-name="gr204" draw:text-style-name="P45" draw:layer="layout" svg:width="4.066cm" svg:height="1.023cm" svg:x="18.621cm" svg:y="12.559cm">
          <text:list text:style-name="L1">
            <text:list-header>
              <text:p text:style-name="P44"><text:span text:style-name="T7">UMA Mail Retrieval</text:span></text:p>
            </text:list-header>
            <text:list-item>
              <text:p text:style-name="P44"><text:span text:style-name="T7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46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0" draw:layer="layout" svg:width="5.197cm" svg:height="1.023cm" svg:x="22.952cm" svg:y="6.94cm">
          <text:list text:style-name="L1">
            <text:list-header>
              <text:p text:style-name="P29"><text:span text:style-name="T4">Trusted (sender/recipient)</text:span></text:p>
            </text:list-header>
            <text:list-item>
              <text:p text:style-name="P29"><text:span text:style-name="T4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2" draw:text-style-name="P20" draw:layer="layout" svg:x1="19.181cm" svg:y1="3.135cm" svg:x2="19.185cm" svg:y2="18.807cm">
          <text:p/>
        </draw:line>
        <draw:connector draw:style-name="gr207" draw:text-style-name="P17" draw:layer="layout" draw:type="line" svg:x1="12.506cm" svg:y1="5.047cm" svg:x2="12.506cm" svg:y2="16.974cm" draw:start-shape="id64" draw:start-glue-point="2" draw:end-shape="id65" draw:end-glue-point="0" svg:d="M12506 5047v11927" svg:viewBox="0 0 1 11928">
          <text:p/>
        </draw:connector>
        <draw:connector draw:style-name="gr207" draw:text-style-name="P17" draw:layer="layout" draw:type="line" svg:x1="17.206cm" svg:y1="5.047cm" svg:x2="17.206cm" svg:y2="16.974cm" draw:start-shape="id66" draw:start-glue-point="2" draw:end-shape="id67" draw:end-glue-point="0" svg:d="M17206 5047v11927" svg:viewBox="0 0 1 11928">
          <text:p/>
        </draw:connector>
        <draw:line draw:style-name="gr32" draw:text-style-name="P20" draw:layer="layout" svg:x1="14.881cm" svg:y1="3.134cm" svg:x2="14.885cm" svg:y2="18.806cm">
          <text:p/>
        </draw:line>
        <draw:custom-shape draw:style-name="gr208" draw:text-style-name="P47" xml:id="id68" draw:id="id68" draw:layer="layout" svg:width="3.251cm" svg:height="1.473cm" svg:x="2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47" xml:id="id70" draw:id="id70" draw:layer="layout" svg:width="3.251cm" svg:height="1.473cm" svg:x="6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0" draw:layer="layout" svg:width="1.937cm" svg:height="0.642cm" svg:x="7.494cm" svg:y="2.5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30" draw:layer="layout" svg:width="1.912cm" svg:height="0.642cm" svg:x="22.214cm" svg:y="2.6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49" xml:id="id74" draw:id="id7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47" xml:id="id69" draw:id="id69" draw:layer="layout" svg:width="3.251cm" svg:height="1.473cm" svg:x="2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47" xml:id="id71" draw:id="id71" draw:layer="layout" svg:width="3.251cm" svg:height="1.473cm" svg:x="6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47" xml:id="id75" draw:id="id7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</text:span></text:p>
            </text:list-item>
            <text:list-item>
              <text:p text:style-name="P1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6" draw:text-style-name="P17" draw:layer="layout" draw:type="line" svg:x1="4.502cm" svg:y1="5.045cm" svg:x2="4.502cm" svg:y2="16.972cm" draw:start-shape="id68" draw:start-glue-point="2" draw:end-shape="id69" draw:end-glue-point="0" svg:d="M4502 5045v11927" svg:viewBox="0 0 1 11928">
          <text:p/>
        </draw:connector>
        <draw:connector draw:style-name="gr216" draw:text-style-name="P17" draw:layer="layout" draw:type="line" svg:x1="8.502cm" svg:y1="5.045cm" svg:x2="8.502cm" svg:y2="16.972cm" draw:start-shape="id70" draw:start-glue-point="2" draw:end-shape="id71" draw:end-glue-point="0" svg:d="M8502 5045v11927" svg:viewBox="0 0 1 11928">
          <text:p/>
        </draw:connector>
        <draw:connector draw:style-name="gr216" draw:text-style-name="P17" draw:layer="layout" draw:type="line" svg:x1="21.206cm" svg:y1="5.047cm" svg:x2="21.206cm" svg:y2="16.974cm" draw:start-shape="id72" draw:start-glue-point="2" draw:end-shape="id73" draw:end-glue-point="0" svg:d="M21206 5047v11927" svg:viewBox="0 0 1 11928">
          <text:p/>
        </draw:connector>
        <draw:connector draw:style-name="gr216" draw:text-style-name="P17" draw:layer="layout" draw:type="line" svg:x1="25.206cm" svg:y1="5.047cm" svg:x2="25.206cm" svg:y2="16.974cm" draw:start-shape="id74" draw:start-glue-point="2" draw:end-shape="id75" draw:end-glue-point="0" svg:d="M25206 5047v11927" svg:viewBox="0 0 1 11928">
          <text:p/>
        </draw:connector>
        <draw:connector draw:style-name="gr217" draw:text-style-name="P17" draw:layer="layout" draw:type="line" svg:x1="25.206cm" svg:y1="5.95cm" svg:x2="21.193cm" svg:y2="5.95cm" svg:d="M25206 5950h-4013" svg:viewBox="0 0 4014 1">
          <text:p/>
        </draw:connector>
        <draw:connector draw:style-name="gr217" draw:text-style-name="P17" draw:layer="layout" draw:type="line" svg:x1="21.221cm" svg:y1="6.794cm" svg:x2="4.482cm" svg:y2="6.794cm" svg:d="M21221 6794h-16739" svg:viewBox="0 0 16740 1">
          <text:p/>
        </draw:connector>
        <draw:connector draw:style-name="gr218" draw:text-style-name="P17" draw:layer="layout" draw:type="line" svg:x1="4.505cm" svg:y1="8.963cm" svg:x2="12.506cm" svg:y2="8.963cm" svg:d="M4505 8963h8001" svg:viewBox="0 0 8002 1">
          <text:p/>
        </draw:connector>
        <draw:connector draw:style-name="gr217" draw:text-style-name="P17" draw:layer="layout" draw:type="line" svg:x1="21.205cm" svg:y1="13.156cm" svg:x2="4.502cm" svg:y2="13.158cm" svg:d="M21205 13156l-16703 2" svg:viewBox="0 0 16704 3">
          <text:p/>
        </draw:connector>
        <draw:connector draw:style-name="gr219" draw:text-style-name="P17" draw:layer="layout" draw:type="line" svg:x1="4.505cm" svg:y1="14.301cm" svg:x2="21.244cm" svg:y2="14.301cm" svg:d="M4505 14301h16739" svg:viewBox="0 0 16740 1">
          <text:p/>
        </draw:connector>
        <draw:custom-shape draw:style-name="gr220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7" draw:text-style-name="P17" draw:layer="layout" draw:type="line" svg:x1="21.193cm" svg:y1="15.394cm" svg:x2="8.518cm" svg:y2="15.394cm" svg:d="M21193 15394h-12675" svg:viewBox="0 0 12676 1">
          <text:p/>
        </draw:connector>
        <draw:connector draw:style-name="gr218" draw:text-style-name="P17" draw:layer="layout" draw:type="line" svg:x1="8.518cm" svg:y1="16.47cm" svg:x2="21.243cm" svg:y2="16.47cm" svg:d="M8518 16470h12725" svg:viewBox="0 0 12726 1">
          <text:p/>
        </draw:connector>
        <draw:custom-shape draw:style-name="gr222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52" xml:id="id66" draw:id="id6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28" xml:id="id67" draw:id="id6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49" xml:id="id72" draw:id="id7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47" xml:id="id73" draw:id="id7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 Client</text:span></text:p>
            </text:list-item>
            <text:list-item>
              <text:p text:style-name="P15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9" draw:text-style-name="P17" draw:layer="layout" draw:type="line" svg:x1="25.222cm" svg:y1="10.943cm" svg:x2="17.231cm" svg:y2="10.943cm" svg:d="M25222 10943h-7991" svg:viewBox="0 0 7992 1">
          <text:p/>
        </draw:connector>
        <draw:custom-shape draw:style-name="gr230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7" draw:layer="layout" draw:type="line" svg:x1="17.231cm" svg:y1="12.036cm" svg:x2="21.193cm" svg:y2="12.036cm" svg:d="M17231 12036h3962" svg:viewBox="0 0 3963 1">
          <text:p/>
        </draw:connector>
        <draw:custom-shape draw:style-name="gr232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5" draw:text-style-name="P17" draw:layer="layout" draw:type="line" svg:x1="4.472cm" svg:y1="7.788cm" svg:x2="21.211cm" svg:y2="7.788cm" svg:d="M4472 7788h16739" svg:viewBox="0 0 16740 1">
          <text:p/>
        </draw:connector>
        <draw:custom-shape draw:style-name="gr236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52" xml:id="id64" draw:id="id6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28" xml:id="id65" draw:id="id6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9" draw:text-style-name="P17" draw:layer="layout" draw:type="line" svg:x1="12.506cm" svg:y1="9.922cm" svg:x2="17.23cm" svg:y2="9.922cm" svg:d="M12506 9922h4724" svg:viewBox="0 0 4725 1">
          <text:p/>
        </draw:connector>
        <draw:custom-shape draw:style-name="gr240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custom-shape draw:style-name="gr241" draw:text-style-name="P41" xml:id="id86" draw:id="id8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1" xml:id="id78" draw:id="id78" draw:layer="layout" svg:width="4.758cm" svg:height="1.535cm" svg:x="13.448cm" svg:y="3.9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9" draw:layer="layout" draw:type="line" svg:x1="15.827cm" svg:y1="5.439cm" svg:x2="15.831cm" svg:y2="6.785cm" draw:end-shape="id76" draw:end-glue-point="0" svg:d="M15827 5439l4 1346" svg:viewBox="0 0 5 1347">
          <text:p/>
        </draw:connector>
        <draw:custom-shape draw:style-name="gr243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41" xml:id="id84" draw:id="id8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41" xml:id="id76" draw:id="id7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41" xml:id="id80" draw:id="id8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1" xml:id="id77" draw:id="id77" draw:layer="layout" svg:width="4.758cm" svg:height="1.535cm" svg:x="13.448cm" svg:y="1.1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9" draw:layer="layout" draw:type="line" svg:x1="15.827cm" svg:y1="2.639cm" svg:x2="15.827cm" svg:y2="3.904cm" draw:start-shape="id77" draw:start-glue-point="2" draw:end-shape="id78" draw:end-glue-point="0" svg:d="M15827 2639v1265" svg:viewBox="0 0 1 1266">
          <text:p/>
        </draw:connector>
        <draw:custom-shape draw:style-name="gr248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9" draw:text-style-name="P41" xml:id="id81" draw:id="id8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41" xml:id="id83" draw:id="id8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41" xml:id="id79" draw:id="id7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17" draw:layer="layout" svg:x1="13.448cm" svg:y1="4.671cm" svg:x2="4.331cm" svg:y2="6.785cm" draw:start-shape="id78" draw:start-glue-point="3" draw:end-shape="id79" draw:end-glue-point="0" svg:d="M13448 4671h-9117v2114" svg:viewBox="0 0 9118 2115">
          <text:p/>
        </draw:connector>
        <draw:custom-shape draw:style-name="gr252" draw:text-style-name="P30" draw:layer="layout" svg:width="1.933cm" svg:height="0.642cm" svg:x="8.078cm" svg:y="4.0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svg:x1="10.567cm" svg:y1="9.133cm" svg:x2="7.125cm" svg:y2="9.133cm" draw:start-shape="id80" draw:start-glue-point="3" draw:end-shape="id81" draw:end-glue-point="1" svg:d="M10567 9133h-3442" svg:viewBox="0 0 3443 1">
          <text:p/>
        </draw:connector>
        <draw:custom-shape draw:style-name="gr253" draw:text-style-name="P30" draw:layer="layout" svg:width="1.814cm" svg:height="0.642cm" svg:x="8.142cm" svg:y="8.513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4" draw:text-style-name="P55" xml:id="id82" draw:id="id82" draw:layer="layout" svg:width="4.758cm" svg:height="1.535cm" svg:x="13.448cm" svg:y="12.804cm">
          <text:list text:style-name="L1">
            <text:list-header>
              <text:p text:style-name="P42"><text:span text:style-name="T4">UMA Mail Retrieval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55" xml:id="id85" draw:id="id85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17" draw:layer="layout" svg:x1="13.448cm" svg:y1="13.571cm" svg:x2="4.331cm" svg:y2="11.513cm" draw:start-shape="id82" draw:start-glue-point="3" draw:end-shape="id83" draw:end-glue-point="2" svg:d="M13448 13571h-9117v-2058" svg:viewBox="0 0 9118 2059">
          <text:p/>
        </draw:connector>
        <draw:custom-shape draw:style-name="gr256" draw:text-style-name="P30" draw:layer="layout" svg:width="1.687cm" svg:height="0.642cm" svg:x="8.215cm" svg:y="12.862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draw:type="line" svg:x1="15.827cm" svg:y1="12.804cm" svg:x2="15.831cm" svg:y2="11.481cm" draw:start-shape="id82" draw:start-glue-point="0" draw:end-shape="id84" draw:end-glue-point="2" svg:d="M15827 12804l4-1323" svg:viewBox="0 0 5 1324">
          <text:p/>
        </draw:connector>
        <draw:custom-shape draw:style-name="gr257" draw:text-style-name="P30" draw:layer="layout" svg:width="2.623cm" svg:height="0.642cm" svg:x="15.828cm" svg:y="11.7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draw:type="line" svg:x1="15.827cm" svg:y1="15.604cm" svg:x2="15.827cm" svg:y2="14.339cm" draw:start-shape="id85" draw:start-glue-point="0" draw:end-shape="id82" draw:end-glue-point="2" svg:d="M15827 15604v-1265" svg:viewBox="0 0 1 1266">
          <text:p/>
        </draw:connector>
        <draw:custom-shape draw:style-name="gr258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43" xml:id="id87" draw:id="id8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Email Service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5" draw:layer="layout" svg:width="4.503cm" svg:height="2.166cm" svg:x="18.225cm" svg:y="6.978cm">
          <text:list text:style-name="L1">
            <text:list-header>
              <text:p text:style-name="P44"><text:span text:style-name="T7">send</text:span></text:p>
              <text:p text:style-name="P44"><text:span text:style-name="T7">authorization email</text:span></text:p>
              <text:p text:style-name="P56"><text:span text:style-name="T7">with link to RqP Client</text:span></text:p>
            </text:list-header>
            <text:list-item>
              <text:p text:style-name="P44"><text:span text:style-name="T7">(callback +</text:span></text:p>
            </text:list-item>
            <text:list-item>
              <text:p text:style-name="P44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30" draw:layer="layout" svg:width="2.915cm" svg:height="1.404cm" svg:x="25.307cm" svg:y="12.156cm">
          <text:list text:style-name="L1">
            <text:list-header>
              <text:p text:style-name="P29"><text:span text:style-name="T4">retrieve</text:span></text:p>
            </text:list-header>
            <text:list-item>
              <text:p text:style-name="P29"><text:span text:style-name="T4">authorization</text:span></text:p>
            </text:list-item>
            <text:list-item>
              <text:p text:style-name="P29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1" draw:text-style-name="P17" draw:layer="layout" draw:type="line" svg:x1="18.206cm" svg:y1="9.133cm" svg:x2="22.556cm" svg:y2="9.133cm" draw:start-shape="id86" draw:start-glue-point="1" draw:end-shape="id87" draw:end-glue-point="3" svg:d="M18206 9133h4350" svg:viewBox="0 0 4351 1">
          <text:p/>
        </draw:connector>
        <draw:custom-shape draw:style-name="gr262" draw:text-style-name="P43" xml:id="id88" draw:id="id88" draw:layer="layout" svg:width="4.758cm" svg:height="1.535cm" svg:x="22.974cm" svg:y="15.604cm">
          <text:list text:style-name="L1">
            <text:list-header>
              <text:p text:style-name="P40"><text:span text:style-name="T4">Email Application</text:span></text:p>
            </text:list-header>
            <text:list-item>
              <text:p text:style-name="P42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3" draw:text-style-name="P17" draw:layer="layout" draw:type="line" svg:x1="25.35cm" svg:y1="10.16cm" svg:x2="25.353cm" svg:y2="15.604cm" draw:start-shape="id87" draw:start-glue-point="2" draw:end-shape="id88" draw:end-glue-point="0" svg:d="M25350 10160l3 5444" svg:viewBox="0 0 4 5445">
          <text:p/>
        </draw:connector>
        <draw:connector draw:style-name="gr194" draw:text-style-name="P17" draw:layer="layout" draw:type="line" svg:x1="22.974cm" svg:y1="16.371cm" svg:x2="18.206cm" svg:y2="16.371cm" draw:start-shape="id88" draw:start-glue-point="3" draw:end-shape="id85" draw:end-glue-point="1" svg:d="M22974 16371h-4768" svg:viewBox="0 0 4769 1">
          <text:p/>
        </draw:connector>
        <draw:custom-shape draw:style-name="gr263" draw:text-style-name="P45" draw:layer="layout" svg:width="3.635cm" svg:height="0.642cm" svg:x="18.969cm" svg:y="15.72cm">
          <text:list text:style-name="L1">
            <text:list-header>
              <text:p text:style-name="P44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41" xml:id="id89" draw:id="id89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17" draw:layer="layout" draw:type="line" svg:x1="15.827cm" svg:y1="18.404cm" svg:x2="15.827cm" svg:y2="17.139cm" draw:start-shape="id89" draw:start-glue-point="0" draw:end-shape="id85" draw:end-glue-point="2" svg:d="M15827 18404v-1265" svg:viewBox="0 0 1 1266">
          <text:p/>
        </draw:connector>
        <draw:custom-shape draw:style-name="gr265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266" draw:text-style-name="P41" xml:id="id101" draw:id="id10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41" xml:id="id92" draw:id="id92" draw:layer="layout" svg:width="4.758cm" svg:height="1.535cm" svg:x="13.448cm" svg:y="3.9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9" draw:layer="layout" draw:type="line" svg:x1="15.827cm" svg:y1="5.339cm" svg:x2="15.831cm" svg:y2="6.785cm" draw:end-shape="id90" draw:end-glue-point="0" svg:d="M15827 5339l4 1446" svg:viewBox="0 0 5 1447">
          <text:p/>
        </draw:connector>
        <draw:custom-shape draw:style-name="gr268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41" xml:id="id98" draw:id="id9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1" xml:id="id90" draw:id="id9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1" xml:id="id94" draw:id="id9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41" xml:id="id91" draw:id="id91" draw:layer="layout" svg:width="4.758cm" svg:height="1.535cm" svg:x="13.448cm" svg:y="1.1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9" draw:layer="layout" draw:type="line" svg:x1="15.827cm" svg:y1="2.639cm" svg:x2="15.827cm" svg:y2="3.904cm" draw:start-shape="id91" draw:start-glue-point="2" draw:end-shape="id92" draw:end-glue-point="0" svg:d="M15827 2639v1265" svg:viewBox="0 0 1 1266">
          <text:p/>
        </draw:connector>
        <draw:custom-shape draw:style-name="gr273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4" draw:text-style-name="P41" xml:id="id95" draw:id="id9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41" xml:id="id97" draw:id="id9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1" xml:id="id93" draw:id="id9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17" draw:layer="layout" svg:x1="13.448cm" svg:y1="4.671cm" svg:x2="4.331cm" svg:y2="6.785cm" draw:start-shape="id92" draw:start-glue-point="3" draw:end-shape="id93" draw:end-glue-point="0" svg:d="M13448 4671h-9117v2114" svg:viewBox="0 0 9118 2115">
          <text:p/>
        </draw:connector>
        <draw:custom-shape draw:style-name="gr277" draw:text-style-name="P30" draw:layer="layout" svg:width="1.933cm" svg:height="0.642cm" svg:x="8.078cm" svg:y="4.0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svg:x1="10.567cm" svg:y1="9.133cm" svg:x2="7.125cm" svg:y2="9.133cm" draw:start-shape="id94" draw:start-glue-point="3" draw:end-shape="id95" draw:end-glue-point="1" svg:d="M10567 9133h-3442" svg:viewBox="0 0 3443 1">
          <text:p/>
        </draw:connector>
        <draw:custom-shape draw:style-name="gr278" draw:text-style-name="P30" draw:layer="layout" svg:width="1.814cm" svg:height="0.642cm" svg:x="8.142cm" svg:y="8.513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9" draw:text-style-name="P41" xml:id="id96" draw:id="id96" draw:layer="layout" svg:width="4.758cm" svg:height="1.535cm" svg:x="13.448cm" svg:y="12.804cm">
          <text:list text:style-name="L1">
            <text:list-header>
              <text:p text:style-name="P40"><text:span text:style-name="T4">UMA Mail Retrieval Agent</text:span></text:p>
            </text:list-header>
            <text:list-item>
              <text:p text:style-name="P40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55" xml:id="id99" draw:id="id99" draw:layer="layout" svg:width="4.758cm" svg:height="1.535cm" svg:x="13.448cm" svg:y="15.604cm">
          <text:list text:style-name="L1">
            <text:list-header>
              <text:p text:style-name="P42"><text:span text:style-name="T4">UMA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17" draw:layer="layout" svg:x1="13.448cm" svg:y1="13.571cm" svg:x2="4.331cm" svg:y2="11.513cm" draw:start-shape="id96" draw:start-glue-point="3" draw:end-shape="id97" draw:end-glue-point="2" svg:d="M13448 13571h-9117v-2058" svg:viewBox="0 0 9118 2059">
          <text:p/>
        </draw:connector>
        <draw:custom-shape draw:style-name="gr281" draw:text-style-name="P30" draw:layer="layout" svg:width="1.687cm" svg:height="0.642cm" svg:x="8.215cm" svg:y="12.862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draw:type="line" svg:x1="15.827cm" svg:y1="12.804cm" svg:x2="15.831cm" svg:y2="11.481cm" draw:start-shape="id96" draw:start-glue-point="0" draw:end-shape="id98" draw:end-glue-point="2" svg:d="M15827 12804l4-1323" svg:viewBox="0 0 5 1324">
          <text:p/>
        </draw:connector>
        <draw:custom-shape draw:style-name="gr282" draw:text-style-name="P30" draw:layer="layout" svg:width="2.623cm" svg:height="0.642cm" svg:x="15.828cm" svg:y="11.7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draw:type="line" svg:x1="15.827cm" svg:y1="15.604cm" svg:x2="15.827cm" svg:y2="14.339cm" draw:start-shape="id99" draw:start-glue-point="0" draw:end-shape="id96" draw:end-glue-point="2" svg:d="M15827 15604v-1265" svg:viewBox="0 0 1 1266">
          <text:p/>
        </draw:connector>
        <draw:custom-shape draw:style-name="gr283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4" draw:text-style-name="P43" xml:id="id100" draw:id="id10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Email Service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5" draw:text-style-name="P17" draw:layer="layout" svg:x1="25.35cm" svg:y1="10.16cm" svg:x2="18.206cm" svg:y2="13.571cm" draw:start-shape="id100" draw:start-glue-point="2" draw:end-shape="id96" draw:end-glue-point="1" svg:d="M25350 10160v3411h-7144" svg:viewBox="0 0 7145 3412">
          <text:p/>
        </draw:connector>
        <draw:custom-shape draw:style-name="gr286" draw:text-style-name="P30" draw:layer="layout" svg:width="4.164cm" svg:height="1.404cm" svg:x="18.194cm" svg:y="7.678cm">
          <text:list text:style-name="L1">
            <text:list-header>
              <text:p text:style-name="P29"><text:span text:style-name="T4">send</text:span></text:p>
              <text:p text:style-name="P29"><text:span text:style-name="T4">authorization email</text:span></text:p>
            </text:list-header>
            <text:list-item>
              <text:p text:style-name="P29"><text:span text:style-name="T4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7" draw:text-style-name="P30" draw:layer="layout" svg:width="5.548cm" svg:height="0.642cm" svg:x="19.091cm" svg:y="12.856cm">
          <text:list text:style-name="L1">
            <text:list-header>
              <text:p text:style-name="P29"><text:span text:style-name="T4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1" draw:text-style-name="P17" draw:layer="layout" draw:type="line" svg:x1="18.206cm" svg:y1="9.133cm" svg:x2="22.556cm" svg:y2="9.133cm" draw:start-shape="id101" draw:start-glue-point="1" draw:end-shape="id100" draw:end-glue-point="3" svg:d="M18206 9133h4350" svg:viewBox="0 0 4351 1">
          <text:p/>
        </draw:connector>
        <draw:custom-shape draw:style-name="gr288" draw:text-style-name="P41" xml:id="id102" draw:id="id102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9" draw:text-style-name="P17" draw:layer="layout" draw:type="line" svg:x1="15.827cm" svg:y1="18.404cm" svg:x2="15.827cm" svg:y2="17.139cm" draw:start-shape="id102" draw:start-glue-point="0" draw:end-shape="id99" draw:end-glue-point="2" svg:d="M15827 18404v-1265" svg:viewBox="0 0 1 1266">
          <text:p/>
        </draw:connector>
        <draw:custom-shape draw:style-name="gr290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291" draw:text-style-name="P43" xml:id="id113" draw:id="id11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3" xml:id="id105" draw:id="id105" draw:layer="layout" svg:width="4.758cm" svg:height="1.535cm" svg:x="13.448cm" svg:y="3.904cm">
          <text:list text:style-name="L1">
            <text:list-header>
              <text:p text:style-name="P40"><text:span text:style-name="T4">UMA Admin Cli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3" draw:text-style-name="P9" draw:layer="layout" draw:type="line" svg:x1="15.827cm" svg:y1="5.439cm" svg:x2="15.831cm" svg:y2="6.785cm" draw:end-shape="id103" draw:end-glue-point="0" svg:d="M15827 5439l4 1346" svg:viewBox="0 0 5 1347">
          <text:p/>
        </draw:connector>
        <draw:custom-shape draw:style-name="gr294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5" draw:text-style-name="P43" xml:id="id111" draw:id="id11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43" xml:id="id103" draw:id="id10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43" xml:id="id107" draw:id="id10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43" xml:id="id104" draw:id="id104" draw:layer="layout" svg:width="4.758cm" svg:height="1.535cm" svg:x="13.448cm" svg:y="1.104cm">
          <text:list text:style-name="L1">
            <text:list-header>
              <text:p text:style-name="P40"><text:span text:style-name="T4">Admin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9" draw:text-style-name="P9" draw:layer="layout" draw:type="line" svg:x1="15.827cm" svg:y1="2.639cm" svg:x2="15.827cm" svg:y2="3.904cm" draw:start-shape="id104" draw:start-glue-point="2" draw:end-shape="id105" draw:end-glue-point="0" svg:d="M15827 2639v1265" svg:viewBox="0 0 1 1266">
          <text:p/>
        </draw:connector>
        <draw:custom-shape draw:style-name="gr300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1" draw:text-style-name="P43" xml:id="id108" draw:id="id10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2" draw:text-style-name="P43" xml:id="id110" draw:id="id11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3" draw:text-style-name="P43" xml:id="id106" draw:id="id10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4" draw:text-style-name="P17" draw:layer="layout" svg:x1="13.448cm" svg:y1="4.671cm" svg:x2="4.331cm" svg:y2="6.785cm" draw:start-shape="id105" draw:start-glue-point="3" draw:end-shape="id106" draw:end-glue-point="0" svg:d="M13448 4671h-9117v2114" svg:viewBox="0 0 9118 2115">
          <text:p/>
        </draw:connector>
        <draw:custom-shape draw:style-name="gr305" draw:text-style-name="P30" draw:layer="layout" svg:width="1.933cm" svg:height="0.642cm" svg:x="8.078cm" svg:y="4.01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6" draw:text-style-name="P17" draw:layer="layout" svg:x1="10.567cm" svg:y1="9.133cm" svg:x2="7.125cm" svg:y2="9.133cm" draw:start-shape="id107" draw:start-glue-point="3" draw:end-shape="id108" draw:end-glue-point="1" svg:d="M10567 9133h-3442" svg:viewBox="0 0 3443 1">
          <text:p/>
        </draw:connector>
        <draw:custom-shape draw:style-name="gr307" draw:text-style-name="P30" draw:layer="layout" svg:width="1.814cm" svg:height="0.642cm" svg:x="8.142cm" svg:y="8.461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8" draw:text-style-name="P55" xml:id="id109" draw:id="id109" draw:layer="layout" svg:width="4.758cm" svg:height="1.535cm" svg:x="13.448cm" svg:y="12.804cm">
          <text:list text:style-name="L1">
            <text:list-header>
              <text:p text:style-name="P42"><text:span text:style-name="T4">UMA Mail Delivery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55" xml:id="id112" draw:id="id112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0" draw:text-style-name="P17" draw:layer="layout" svg:x1="13.448cm" svg:y1="13.571cm" svg:x2="4.331cm" svg:y2="11.513cm" draw:start-shape="id109" draw:start-glue-point="3" draw:end-shape="id110" draw:end-glue-point="2" svg:d="M13448 13571h-9117v-2058" svg:viewBox="0 0 9118 2059">
          <text:p/>
        </draw:connector>
        <draw:custom-shape draw:style-name="gr311" draw:text-style-name="P30" draw:layer="layout" svg:width="1.687cm" svg:height="0.642cm" svg:x="8.215cm" svg:y="12.914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2" draw:text-style-name="P17" draw:layer="layout" draw:type="line" svg:x1="15.827cm" svg:y1="12.804cm" svg:x2="15.831cm" svg:y2="11.481cm" draw:start-shape="id109" draw:start-glue-point="0" draw:end-shape="id111" draw:end-glue-point="2" svg:d="M15827 12804l4-1323" svg:viewBox="0 0 5 1324">
          <text:p/>
        </draw:connector>
        <draw:custom-shape draw:style-name="gr313" draw:text-style-name="P30" draw:layer="layout" svg:width="2.623cm" svg:height="0.642cm" svg:x="15.828cm" svg:y="11.6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4" draw:text-style-name="P17" draw:layer="layout" draw:type="line" svg:x1="15.827cm" svg:y1="15.604cm" svg:x2="15.827cm" svg:y2="14.339cm" draw:start-shape="id112" draw:start-glue-point="0" draw:end-shape="id109" draw:end-glue-point="2" svg:d="M15827 15604v-1265" svg:viewBox="0 0 1 1266">
          <text:p/>
        </draw:connector>
        <draw:custom-shape draw:style-name="gr315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41" xml:id="id114" draw:id="id11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Claims Provider</text:span></text:p>
            </text:list-header>
            <text:list-item>
              <text:p text:style-name="P42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5" draw:layer="layout" svg:width="2.737cm" svg:height="0.642cm" svg:x="19.01cm" svg:y="8.478cm">
          <text:list text:style-name="L1">
            <text:list-header>
              <text:p text:style-name="P44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1" draw:text-style-name="P17" draw:layer="layout" draw:type="line" svg:x1="18.206cm" svg:y1="9.133cm" svg:x2="22.556cm" svg:y2="9.133cm" draw:start-shape="id113" draw:start-glue-point="1" draw:end-shape="id114" draw:end-glue-point="3" svg:d="M18206 9133h4350" svg:viewBox="0 0 4351 1">
          <text:p/>
        </draw:connector>
        <draw:custom-shape draw:style-name="gr318" draw:text-style-name="P45" draw:layer="layout" svg:width="3.478cm" svg:height="0.642cm" svg:x="20.348cm" svg:y="12.92cm">
          <text:list text:style-name="L1">
            <text:list-header>
              <text:p text:style-name="P44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9" draw:text-style-name="P41" xml:id="id115" draw:id="id115" draw:layer="layout" svg:width="4.758cm" svg:height="1.535cm" svg:x="13.448cm" svg:y="18.4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17" draw:layer="layout" draw:type="line" svg:x1="15.827cm" svg:y1="18.404cm" svg:x2="15.827cm" svg:y2="17.139cm" draw:start-shape="id115" draw:start-glue-point="0" draw:end-shape="id112" draw:end-glue-point="2" svg:d="M15827 18404v-1265" svg:viewBox="0 0 1 1266">
          <text:p/>
        </draw:connector>
        <draw:custom-shape draw:style-name="gr320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1" draw:text-style-name="P17" draw:layer="layout" draw:type="lines" draw:line-skew="0cm 2.9cm" svg:x1="18.206cm" svg:y1="13.571cm" svg:x2="25.35cm" svg:y2="10.16cm" draw:start-shape="id109" draw:start-glue-point="1" draw:end-shape="id114" draw:end-glue-point="2" svg:d="M18206 13571h513l6631 2v-3413" svg:viewBox="0 0 7145 3414">
          <text:p/>
        </draw:connector>
        <draw:custom-shape draw:style-name="gr322" draw:text-style-name="P57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58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30" draw:layer="layout" svg:width="5.133cm" svg:height="0.642cm" svg:x="21.332cm" svg:y="1.966cm">
          <text:list text:style-name="L1">
            <text:list-header>
              <text:p text:style-name="P29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5" draw:text-style-name="P30" draw:layer="layout" svg:width="4.926cm" svg:height="0.642cm" svg:x="21.331cm" svg:y="2.967cm">
          <text:list text:style-name="L1">
            <text:list-header>
              <text:p text:style-name="P29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line draw:style-name="gr32" draw:text-style-name="P20" draw:layer="layout" svg:x1="19.181cm" svg:y1="3.135cm" svg:x2="19.185cm" svg:y2="18.807cm">
          <text:p/>
        </draw:line>
        <draw:connector draw:style-name="gr207" draw:text-style-name="P17" draw:layer="layout" draw:type="line" svg:x1="12.506cm" svg:y1="5.047cm" svg:x2="12.506cm" svg:y2="16.974cm" draw:start-shape="id116" draw:start-glue-point="2" draw:end-shape="id117" draw:end-glue-point="0" svg:d="M12506 5047v11927" svg:viewBox="0 0 1 11928">
          <text:p/>
        </draw:connector>
        <draw:connector draw:style-name="gr207" draw:text-style-name="P17" draw:layer="layout" draw:type="line" svg:x1="17.206cm" svg:y1="5.047cm" svg:x2="17.206cm" svg:y2="16.974cm" draw:start-shape="id118" draw:start-glue-point="2" draw:end-shape="id119" draw:end-glue-point="0" svg:d="M17206 5047v11927" svg:viewBox="0 0 1 11928">
          <text:p/>
        </draw:connector>
        <draw:line draw:style-name="gr32" draw:text-style-name="P20" draw:layer="layout" svg:x1="14.881cm" svg:y1="3.134cm" svg:x2="14.885cm" svg:y2="18.806cm">
          <text:p/>
        </draw:line>
        <draw:custom-shape draw:style-name="gr326" draw:text-style-name="P47" xml:id="id120" draw:id="id120" draw:layer="layout" svg:width="3.251cm" svg:height="1.473cm" svg:x="2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7" draw:text-style-name="P47" xml:id="id122" draw:id="id122" draw:layer="layout" svg:width="3.251cm" svg:height="1.473cm" svg:x="6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30" draw:layer="layout" svg:width="3.093cm" svg:height="0.642cm" svg:x="6.916cm" svg:y="2.578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9" draw:text-style-name="P30" draw:layer="layout" svg:width="2.907cm" svg:height="0.642cm" svg:x="21.717cm" svg:y="2.619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0" draw:text-style-name="P49" xml:id="id126" draw:id="id12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1" draw:text-style-name="P47" xml:id="id121" draw:id="id121" draw:layer="layout" svg:width="3.251cm" svg:height="1.473cm" svg:x="2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2" draw:text-style-name="P47" xml:id="id123" draw:id="id123" draw:layer="layout" svg:width="3.251cm" svg:height="1.473cm" svg:x="6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47" xml:id="id127" draw:id="id12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</text:span></text:p>
            </text:list-item>
            <text:list-item>
              <text:p text:style-name="P1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6" draw:text-style-name="P17" draw:layer="layout" draw:type="line" svg:x1="4.502cm" svg:y1="5.045cm" svg:x2="4.502cm" svg:y2="16.972cm" draw:start-shape="id120" draw:start-glue-point="2" draw:end-shape="id121" draw:end-glue-point="0" svg:d="M4502 5045v11927" svg:viewBox="0 0 1 11928">
          <text:p/>
        </draw:connector>
        <draw:connector draw:style-name="gr216" draw:text-style-name="P17" draw:layer="layout" draw:type="line" svg:x1="8.502cm" svg:y1="5.045cm" svg:x2="8.502cm" svg:y2="16.972cm" draw:start-shape="id122" draw:start-glue-point="2" draw:end-shape="id123" draw:end-glue-point="0" svg:d="M8502 5045v11927" svg:viewBox="0 0 1 11928">
          <text:p/>
        </draw:connector>
        <draw:connector draw:style-name="gr216" draw:text-style-name="P17" draw:layer="layout" draw:type="line" svg:x1="21.206cm" svg:y1="5.047cm" svg:x2="21.206cm" svg:y2="16.974cm" draw:start-shape="id124" draw:start-glue-point="2" draw:end-shape="id125" draw:end-glue-point="0" svg:d="M21206 5047v11927" svg:viewBox="0 0 1 11928">
          <text:p/>
        </draw:connector>
        <draw:connector draw:style-name="gr216" draw:text-style-name="P17" draw:layer="layout" draw:type="line" svg:x1="25.206cm" svg:y1="5.047cm" svg:x2="25.206cm" svg:y2="16.974cm" draw:start-shape="id126" draw:start-glue-point="2" draw:end-shape="id127" draw:end-glue-point="0" svg:d="M25206 5047v11927" svg:viewBox="0 0 1 11928">
          <text:p/>
        </draw:connector>
        <draw:connector draw:style-name="gr217" draw:text-style-name="P17" draw:layer="layout" draw:type="line" svg:x1="25.206cm" svg:y1="5.95cm" svg:x2="21.193cm" svg:y2="5.95cm" svg:d="M25206 5950h-4013" svg:viewBox="0 0 4014 1">
          <text:p/>
        </draw:connector>
        <draw:connector draw:style-name="gr217" draw:text-style-name="P17" draw:layer="layout" draw:type="line" svg:x1="21.221cm" svg:y1="6.794cm" svg:x2="4.482cm" svg:y2="6.794cm" svg:d="M21221 6794h-16739" svg:viewBox="0 0 16740 1">
          <text:p/>
        </draw:connector>
        <draw:connector draw:style-name="gr218" draw:text-style-name="P17" draw:layer="layout" draw:type="line" svg:x1="4.505cm" svg:y1="8.963cm" svg:x2="12.506cm" svg:y2="8.963cm" svg:d="M4505 8963h8001" svg:viewBox="0 0 8002 1">
          <text:p/>
        </draw:connector>
        <draw:connector draw:style-name="gr217" draw:text-style-name="P17" draw:layer="layout" draw:type="line" svg:x1="21.205cm" svg:y1="13.156cm" svg:x2="4.502cm" svg:y2="13.158cm" svg:d="M21205 13156l-16703 2" svg:viewBox="0 0 16704 3">
          <text:p/>
        </draw:connector>
        <draw:connector draw:style-name="gr219" draw:text-style-name="P17" draw:layer="layout" draw:type="line" svg:x1="4.505cm" svg:y1="14.301cm" svg:x2="21.244cm" svg:y2="14.301cm" svg:d="M4505 14301h16739" svg:viewBox="0 0 16740 1">
          <text:p/>
        </draw:connector>
        <draw:custom-shape draw:style-name="gr334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5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7" draw:text-style-name="P17" draw:layer="layout" draw:type="line" svg:x1="21.193cm" svg:y1="15.394cm" svg:x2="8.518cm" svg:y2="15.394cm" svg:d="M21193 15394h-12675" svg:viewBox="0 0 12676 1">
          <text:p/>
        </draw:connector>
        <draw:connector draw:style-name="gr218" draw:text-style-name="P17" draw:layer="layout" draw:type="line" svg:x1="8.518cm" svg:y1="16.47cm" svg:x2="21.243cm" svg:y2="16.47cm" svg:d="M8518 16470h12725" svg:viewBox="0 0 12726 1">
          <text:p/>
        </draw:connector>
        <draw:custom-shape draw:style-name="gr336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7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8" draw:text-style-name="P52" xml:id="id118" draw:id="id11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9" draw:text-style-name="P28" xml:id="id119" draw:id="id11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49" xml:id="id124" draw:id="id12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1" draw:text-style-name="P47" xml:id="id125" draw:id="id12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 Client</text:span></text:p>
            </text:list-item>
            <text:list-item>
              <text:p text:style-name="P15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9" draw:text-style-name="P17" draw:layer="layout" draw:type="line" svg:x1="25.222cm" svg:y1="10.943cm" svg:x2="17.231cm" svg:y2="10.943cm" svg:d="M25222 10943h-7991" svg:viewBox="0 0 7992 1">
          <text:p/>
        </draw:connector>
        <draw:custom-shape draw:style-name="gr343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7" draw:layer="layout" draw:type="line" svg:x1="17.231cm" svg:y1="12.036cm" svg:x2="21.193cm" svg:y2="12.036cm" svg:d="M17231 12036h3962" svg:viewBox="0 0 3963 1">
          <text:p/>
        </draw:connector>
        <draw:custom-shape draw:style-name="gr344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5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6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5" draw:text-style-name="P17" draw:layer="layout" draw:type="line" svg:x1="4.472cm" svg:y1="7.788cm" svg:x2="21.211cm" svg:y2="7.788cm" svg:d="M4472 7788h16739" svg:viewBox="0 0 16740 1">
          <text:p/>
        </draw:connector>
        <draw:custom-shape draw:style-name="gr347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52" xml:id="id116" draw:id="id11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28" xml:id="id117" draw:id="id11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9" draw:text-style-name="P17" draw:layer="layout" draw:type="line" svg:x1="12.506cm" svg:y1="9.922cm" svg:x2="17.23cm" svg:y2="9.922cm" svg:d="M12506 9922h4724" svg:viewBox="0 0 4725 1">
          <text:p/>
        </draw:connector>
        <draw:custom-shape draw:style-name="gr350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351" draw:text-style-name="P41" xml:id="id138" draw:id="id13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2" draw:text-style-name="P41" xml:id="id130" draw:id="id130" draw:layer="layout" svg:width="4.758cm" svg:height="1.535cm" svg:x="13.448cm" svg:y="3.904cm">
          <text:list text:style-name="L1">
            <text:list-header>
              <text:p text:style-name="P40"><text:span text:style-name="T4">UMA Admin Cli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3" draw:text-style-name="P9" draw:layer="layout" draw:type="line" svg:x1="15.827cm" svg:y1="5.439cm" svg:x2="15.831cm" svg:y2="6.785cm" draw:end-shape="id128" draw:end-glue-point="0" svg:d="M15827 5439l4 1346" svg:viewBox="0 0 5 1347">
          <text:p/>
        </draw:connector>
        <draw:custom-shape draw:style-name="gr353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4" draw:text-style-name="P41" xml:id="id136" draw:id="id13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5" draw:text-style-name="P41" xml:id="id128" draw:id="id12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41" xml:id="id132" draw:id="id13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1" xml:id="id129" draw:id="id129" draw:layer="layout" svg:width="4.758cm" svg:height="1.535cm" svg:x="13.448cm" svg:y="1.104cm">
          <text:list text:style-name="L1">
            <text:list-header>
              <text:p text:style-name="P40"><text:span text:style-name="T4">Admin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9" draw:text-style-name="P9" draw:layer="layout" draw:type="line" svg:x1="15.827cm" svg:y1="2.639cm" svg:x2="15.827cm" svg:y2="3.904cm" draw:start-shape="id129" draw:start-glue-point="2" draw:end-shape="id130" draw:end-glue-point="0" svg:d="M15827 2639v1265" svg:viewBox="0 0 1 1266">
          <text:p/>
        </draw:connector>
        <draw:custom-shape draw:style-name="gr358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9" draw:text-style-name="P41" xml:id="id133" draw:id="id13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0" draw:text-style-name="P41" xml:id="id135" draw:id="id13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1" draw:text-style-name="P41" xml:id="id131" draw:id="id13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4" draw:text-style-name="P17" draw:layer="layout" svg:x1="13.448cm" svg:y1="4.671cm" svg:x2="4.331cm" svg:y2="6.785cm" draw:start-shape="id130" draw:start-glue-point="3" draw:end-shape="id131" draw:end-glue-point="0" svg:d="M13448 4671h-9117v2114" svg:viewBox="0 0 9118 2115">
          <text:p/>
        </draw:connector>
        <draw:custom-shape draw:style-name="gr362" draw:text-style-name="P30" draw:layer="layout" svg:width="1.933cm" svg:height="0.642cm" svg:x="8.078cm" svg:y="4.01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6" draw:text-style-name="P17" draw:layer="layout" svg:x1="10.567cm" svg:y1="9.133cm" svg:x2="7.125cm" svg:y2="9.133cm" draw:start-shape="id132" draw:start-glue-point="3" draw:end-shape="id133" draw:end-glue-point="1" svg:d="M10567 9133h-3442" svg:viewBox="0 0 3443 1">
          <text:p/>
        </draw:connector>
        <draw:custom-shape draw:style-name="gr363" draw:text-style-name="P30" draw:layer="layout" svg:width="1.814cm" svg:height="0.642cm" svg:x="8.142cm" svg:y="8.461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4" draw:text-style-name="P59" xml:id="id134" draw:id="id134" draw:layer="layout" svg:width="4.758cm" svg:height="1.535cm" svg:x="13.448cm" svg:y="12.804cm">
          <text:list text:style-name="L1">
            <text:list-header>
              <text:p text:style-name="P42"><text:span text:style-name="T4">UMA Mail Retrieval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5" draw:text-style-name="P59" xml:id="id137" draw:id="id137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0" draw:text-style-name="P17" draw:layer="layout" svg:x1="13.448cm" svg:y1="13.571cm" svg:x2="4.331cm" svg:y2="11.513cm" draw:start-shape="id134" draw:start-glue-point="3" draw:end-shape="id135" draw:end-glue-point="2" svg:d="M13448 13571h-9117v-2058" svg:viewBox="0 0 9118 2059">
          <text:p/>
        </draw:connector>
        <draw:custom-shape draw:style-name="gr366" draw:text-style-name="P30" draw:layer="layout" svg:width="1.687cm" svg:height="0.642cm" svg:x="8.215cm" svg:y="12.914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2" draw:text-style-name="P17" draw:layer="layout" draw:type="line" svg:x1="15.827cm" svg:y1="12.804cm" svg:x2="15.831cm" svg:y2="11.481cm" draw:start-shape="id134" draw:start-glue-point="0" draw:end-shape="id136" draw:end-glue-point="2" svg:d="M15827 12804l4-1323" svg:viewBox="0 0 5 1324">
          <text:p/>
        </draw:connector>
        <draw:custom-shape draw:style-name="gr367" draw:text-style-name="P30" draw:layer="layout" svg:width="2.623cm" svg:height="0.642cm" svg:x="15.828cm" svg:y="11.6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4" draw:text-style-name="P17" draw:layer="layout" draw:type="line" svg:x1="15.827cm" svg:y1="15.604cm" svg:x2="15.827cm" svg:y2="14.339cm" draw:start-shape="id137" draw:start-glue-point="0" draw:end-shape="id134" draw:end-glue-point="2" svg:d="M15827 15604v-1265" svg:viewBox="0 0 1 1266">
          <text:p/>
        </draw:connector>
        <draw:custom-shape draw:style-name="gr368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9" draw:text-style-name="P43" xml:id="id139" draw:id="id13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Claims Provider</text:span></text:p>
            </text:list-header>
            <text:list-item>
              <text:p text:style-name="P42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0" draw:text-style-name="P45" draw:layer="layout" svg:width="2.737cm" svg:height="0.642cm" svg:x="19.01cm" svg:y="8.478cm">
          <text:list text:style-name="L1">
            <text:list-header>
              <text:p text:style-name="P44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1" draw:text-style-name="P17" draw:layer="layout" draw:type="line" svg:x1="18.206cm" svg:y1="9.133cm" svg:x2="22.556cm" svg:y2="9.133cm" draw:start-shape="id138" draw:start-glue-point="1" draw:end-shape="id139" draw:end-glue-point="3" svg:d="M18206 9133h4350" svg:viewBox="0 0 4351 1">
          <text:p/>
        </draw:connector>
        <draw:custom-shape draw:style-name="gr371" draw:text-style-name="P45" draw:layer="layout" svg:width="3.478cm" svg:height="0.642cm" svg:x="20.348cm" svg:y="12.92cm">
          <text:list text:style-name="L1">
            <text:list-header>
              <text:p text:style-name="P44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2" draw:text-style-name="P43" xml:id="id140" draw:id="id140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17" draw:layer="layout" draw:type="line" svg:x1="15.827cm" svg:y1="18.404cm" svg:x2="15.827cm" svg:y2="17.139cm" draw:start-shape="id140" draw:start-glue-point="0" draw:end-shape="id137" draw:end-glue-point="2" svg:d="M15827 18404v-1265" svg:viewBox="0 0 1 1266">
          <text:p/>
        </draw:connector>
        <draw:custom-shape draw:style-name="gr373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1" draw:text-style-name="P17" draw:layer="layout" draw:type="lines" draw:line-skew="0cm 2.9cm" svg:x1="18.206cm" svg:y1="13.571cm" svg:x2="25.35cm" svg:y2="10.16cm" draw:start-shape="id134" draw:start-glue-point="1" draw:end-shape="id139" draw:end-glue-point="2" svg:d="M18206 13571h513l6631 2v-3413" svg:viewBox="0 0 7145 3414">
          <text:p/>
        </draw:connector>
        <draw:custom-shape draw:style-name="gr322" draw:text-style-name="P57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58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374" draw:text-style-name="P30" draw:layer="layout" svg:width="5.133cm" svg:height="0.642cm" svg:x="21.349cm" svg:y="1.966cm">
          <text:list text:style-name="L1">
            <text:list-header>
              <text:p text:style-name="P29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5" draw:text-style-name="P30" draw:layer="layout" svg:width="4.926cm" svg:height="0.642cm" svg:x="21.348cm" svg:y="2.967cm">
          <text:list text:style-name="L1">
            <text:list-header>
              <text:p text:style-name="P29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line draw:style-name="gr32" draw:text-style-name="P20" draw:layer="layout" svg:x1="19.181cm" svg:y1="3.135cm" svg:x2="19.185cm" svg:y2="18.807cm">
          <text:p/>
        </draw:line>
        <draw:connector draw:style-name="gr207" draw:text-style-name="P17" draw:layer="layout" draw:type="line" svg:x1="12.506cm" svg:y1="5.047cm" svg:x2="12.506cm" svg:y2="16.974cm" draw:start-shape="id141" draw:start-glue-point="2" draw:end-shape="id142" draw:end-glue-point="0" svg:d="M12506 5047v11927" svg:viewBox="0 0 1 11928">
          <text:p/>
        </draw:connector>
        <draw:connector draw:style-name="gr207" draw:text-style-name="P17" draw:layer="layout" draw:type="line" svg:x1="17.206cm" svg:y1="5.047cm" svg:x2="17.206cm" svg:y2="16.974cm" draw:start-shape="id143" draw:start-glue-point="2" draw:end-shape="id144" draw:end-glue-point="0" svg:d="M17206 5047v11927" svg:viewBox="0 0 1 11928">
          <text:p/>
        </draw:connector>
        <draw:line draw:style-name="gr32" draw:text-style-name="P20" draw:layer="layout" svg:x1="14.881cm" svg:y1="3.134cm" svg:x2="14.885cm" svg:y2="18.806cm">
          <text:p/>
        </draw:line>
        <draw:custom-shape draw:style-name="gr376" draw:text-style-name="P47" xml:id="id145" draw:id="id145" draw:layer="layout" svg:width="3.251cm" svg:height="1.473cm" svg:x="2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7" draw:text-style-name="P47" xml:id="id147" draw:id="id147" draw:layer="layout" svg:width="3.251cm" svg:height="1.473cm" svg:x="6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8" draw:text-style-name="P30" draw:layer="layout" svg:width="1.937cm" svg:height="0.642cm" svg:x="7.494cm" svg:y="2.5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9" draw:text-style-name="P30" draw:layer="layout" svg:width="1.912cm" svg:height="0.642cm" svg:x="22.214cm" svg:y="2.6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0" draw:text-style-name="P49" xml:id="id151" draw:id="id15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1" draw:text-style-name="P47" xml:id="id146" draw:id="id146" draw:layer="layout" svg:width="3.251cm" svg:height="1.473cm" svg:x="2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2" draw:text-style-name="P47" xml:id="id148" draw:id="id148" draw:layer="layout" svg:width="3.251cm" svg:height="1.473cm" svg:x="6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3" draw:text-style-name="P47" xml:id="id152" draw:id="id15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</text:span></text:p>
            </text:list-item>
            <text:list-item>
              <text:p text:style-name="P1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6" draw:text-style-name="P17" draw:layer="layout" draw:type="line" svg:x1="4.502cm" svg:y1="5.045cm" svg:x2="4.502cm" svg:y2="16.972cm" draw:start-shape="id145" draw:start-glue-point="2" draw:end-shape="id146" draw:end-glue-point="0" svg:d="M4502 5045v11927" svg:viewBox="0 0 1 11928">
          <text:p/>
        </draw:connector>
        <draw:connector draw:style-name="gr216" draw:text-style-name="P17" draw:layer="layout" draw:type="line" svg:x1="8.502cm" svg:y1="5.045cm" svg:x2="8.502cm" svg:y2="16.972cm" draw:start-shape="id147" draw:start-glue-point="2" draw:end-shape="id148" draw:end-glue-point="0" svg:d="M8502 5045v11927" svg:viewBox="0 0 1 11928">
          <text:p/>
        </draw:connector>
        <draw:connector draw:style-name="gr216" draw:text-style-name="P17" draw:layer="layout" draw:type="line" svg:x1="21.206cm" svg:y1="5.047cm" svg:x2="21.206cm" svg:y2="16.974cm" draw:start-shape="id149" draw:start-glue-point="2" draw:end-shape="id150" draw:end-glue-point="0" svg:d="M21206 5047v11927" svg:viewBox="0 0 1 11928">
          <text:p/>
        </draw:connector>
        <draw:connector draw:style-name="gr216" draw:text-style-name="P17" draw:layer="layout" draw:type="line" svg:x1="25.206cm" svg:y1="5.047cm" svg:x2="25.206cm" svg:y2="16.974cm" draw:start-shape="id151" draw:start-glue-point="2" draw:end-shape="id152" draw:end-glue-point="0" svg:d="M25206 5047v11927" svg:viewBox="0 0 1 11928">
          <text:p/>
        </draw:connector>
        <draw:connector draw:style-name="gr217" draw:text-style-name="P17" draw:layer="layout" draw:type="line" svg:x1="25.206cm" svg:y1="5.95cm" svg:x2="21.193cm" svg:y2="5.95cm" svg:d="M25206 5950h-4013" svg:viewBox="0 0 4014 1">
          <text:p/>
        </draw:connector>
        <draw:connector draw:style-name="gr217" draw:text-style-name="P17" draw:layer="layout" draw:type="line" svg:x1="21.221cm" svg:y1="6.794cm" svg:x2="4.482cm" svg:y2="6.794cm" svg:d="M21221 6794h-16739" svg:viewBox="0 0 16740 1">
          <text:p/>
        </draw:connector>
        <draw:connector draw:style-name="gr218" draw:text-style-name="P17" draw:layer="layout" draw:type="line" svg:x1="4.505cm" svg:y1="8.963cm" svg:x2="12.506cm" svg:y2="8.963cm" svg:d="M4505 8963h8001" svg:viewBox="0 0 8002 1">
          <text:p/>
        </draw:connector>
        <draw:connector draw:style-name="gr217" draw:text-style-name="P17" draw:layer="layout" draw:type="line" svg:x1="21.205cm" svg:y1="13.156cm" svg:x2="4.502cm" svg:y2="13.158cm" svg:d="M21205 13156l-16703 2" svg:viewBox="0 0 16704 3">
          <text:p/>
        </draw:connector>
        <draw:connector draw:style-name="gr219" draw:text-style-name="P17" draw:layer="layout" draw:type="line" svg:x1="4.505cm" svg:y1="14.301cm" svg:x2="21.244cm" svg:y2="14.301cm" svg:d="M4505 14301h16739" svg:viewBox="0 0 16740 1">
          <text:p/>
        </draw:connector>
        <draw:custom-shape draw:style-name="gr384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5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7" draw:text-style-name="P17" draw:layer="layout" draw:type="line" svg:x1="21.193cm" svg:y1="15.394cm" svg:x2="8.518cm" svg:y2="15.394cm" svg:d="M21193 15394h-12675" svg:viewBox="0 0 12676 1">
          <text:p/>
        </draw:connector>
        <draw:connector draw:style-name="gr218" draw:text-style-name="P17" draw:layer="layout" draw:type="line" svg:x1="8.518cm" svg:y1="16.47cm" svg:x2="21.243cm" svg:y2="16.47cm" svg:d="M8518 16470h12725" svg:viewBox="0 0 12726 1">
          <text:p/>
        </draw:connector>
        <draw:custom-shape draw:style-name="gr386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7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8" draw:text-style-name="P52" xml:id="id143" draw:id="id14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28" xml:id="id144" draw:id="id14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49" xml:id="id149" draw:id="id14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47" xml:id="id150" draw:id="id15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 Client</text:span></text:p>
            </text:list-item>
            <text:list-item>
              <text:p text:style-name="P15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9" draw:text-style-name="P17" draw:layer="layout" draw:type="line" svg:x1="25.222cm" svg:y1="10.943cm" svg:x2="17.231cm" svg:y2="10.943cm" svg:d="M25222 10943h-7991" svg:viewBox="0 0 7992 1">
          <text:p/>
        </draw:connector>
        <draw:custom-shape draw:style-name="gr393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7" draw:layer="layout" draw:type="line" svg:x1="17.231cm" svg:y1="12.036cm" svg:x2="21.193cm" svg:y2="12.036cm" svg:d="M17231 12036h3962" svg:viewBox="0 0 3963 1">
          <text:p/>
        </draw:connector>
        <draw:custom-shape draw:style-name="gr394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5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6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5" draw:text-style-name="P17" draw:layer="layout" draw:type="line" svg:x1="4.472cm" svg:y1="7.788cm" svg:x2="21.211cm" svg:y2="7.788cm" svg:d="M4472 7788h16739" svg:viewBox="0 0 16740 1">
          <text:p/>
        </draw:connector>
        <draw:custom-shape draw:style-name="gr397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8" draw:text-style-name="P52" xml:id="id141" draw:id="id14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28" xml:id="id142" draw:id="id14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9" draw:text-style-name="P17" draw:layer="layout" draw:type="line" svg:x1="12.506cm" svg:y1="9.922cm" svg:x2="17.23cm" svg:y2="9.922cm" svg:d="M12506 9922h4724" svg:viewBox="0 0 4725 1">
          <text:p/>
        </draw:connector>
        <draw:custom-shape draw:style-name="gr400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line draw:style-name="gr32" draw:text-style-name="P20" draw:layer="layout" svg:x1="19.181cm" svg:y1="2.22cm" svg:x2="19.185cm" svg:y2="19.619cm">
          <text:p/>
        </draw:line>
        <draw:connector draw:style-name="gr207" draw:text-style-name="P17" draw:layer="layout" draw:type="line" svg:x1="12.506cm" svg:y1="3.947cm" svg:x2="12.506cm" svg:y2="17.974cm" draw:start-shape="id153" draw:start-glue-point="2" draw:end-shape="id154" draw:end-glue-point="0" svg:d="M12506 3947v14027" svg:viewBox="0 0 1 14028">
          <text:p/>
        </draw:connector>
        <draw:connector draw:style-name="gr207" draw:text-style-name="P17" draw:layer="layout" draw:type="line" svg:x1="17.206cm" svg:y1="3.947cm" svg:x2="17.206cm" svg:y2="17.974cm" draw:start-shape="id155" draw:start-glue-point="2" draw:end-shape="id156" draw:end-glue-point="0" svg:d="M17206 3947v14027" svg:viewBox="0 0 1 14028">
          <text:p/>
        </draw:connector>
        <draw:line draw:style-name="gr32" draw:text-style-name="P20" draw:layer="layout" svg:x1="14.881cm" svg:y1="2.219cm" svg:x2="14.885cm" svg:y2="19.618cm">
          <text:p/>
        </draw:line>
        <draw:custom-shape draw:style-name="gr401" draw:text-style-name="P47" xml:id="id157" draw:id="id157" draw:layer="layout" svg:width="3.251cm" svg:height="1.473cm" svg:x="2.877cm" svg:y="2.4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2" draw:text-style-name="P47" xml:id="id159" draw:id="id159" draw:layer="layout" svg:width="3.251cm" svg:height="1.473cm" svg:x="6.877cm" svg:y="2.4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3" draw:text-style-name="P30" draw:layer="layout" svg:width="1.937cm" svg:height="0.642cm" svg:x="7.494cm" svg:y="1.4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4" draw:text-style-name="P30" draw:layer="layout" svg:width="1.912cm" svg:height="0.642cm" svg:x="22.214cm" svg:y="1.5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49" xml:id="id163" draw:id="id16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47" xml:id="id158" draw:id="id158" draw:layer="layout" svg:width="3.251cm" svg:height="1.473cm" svg:x="2.877cm" svg:y="17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7" draw:text-style-name="P47" xml:id="id160" draw:id="id160" draw:layer="layout" svg:width="3.251cm" svg:height="1.473cm" svg:x="6.877cm" svg:y="17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8" draw:text-style-name="P47" xml:id="id164" draw:id="id16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</text:span></text:p>
            </text:list-item>
            <text:list-item>
              <text:p text:style-name="P1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6" draw:text-style-name="P17" draw:layer="layout" draw:type="line" svg:x1="4.502cm" svg:y1="3.945cm" svg:x2="4.502cm" svg:y2="17.972cm" draw:start-shape="id157" draw:start-glue-point="2" draw:end-shape="id158" draw:end-glue-point="0" svg:d="M4502 3945v14027" svg:viewBox="0 0 1 14028">
          <text:p/>
        </draw:connector>
        <draw:connector draw:style-name="gr216" draw:text-style-name="P17" draw:layer="layout" draw:type="line" svg:x1="8.502cm" svg:y1="3.945cm" svg:x2="8.502cm" svg:y2="17.972cm" draw:start-shape="id159" draw:start-glue-point="2" draw:end-shape="id160" draw:end-glue-point="0" svg:d="M8502 3945v14027" svg:viewBox="0 0 1 14028">
          <text:p/>
        </draw:connector>
        <draw:connector draw:style-name="gr216" draw:text-style-name="P17" draw:layer="layout" draw:type="line" svg:x1="21.206cm" svg:y1="3.947cm" svg:x2="21.206cm" svg:y2="17.974cm" draw:start-shape="id161" draw:start-glue-point="2" draw:end-shape="id162" draw:end-glue-point="0" svg:d="M21206 3947v14027" svg:viewBox="0 0 1 14028">
          <text:p/>
        </draw:connector>
        <draw:connector draw:style-name="gr216" draw:text-style-name="P17" draw:layer="layout" draw:type="line" svg:x1="25.206cm" svg:y1="3.947cm" svg:x2="25.206cm" svg:y2="17.974cm" draw:start-shape="id163" draw:start-glue-point="2" draw:end-shape="id164" draw:end-glue-point="0" svg:d="M25206 3947v14027" svg:viewBox="0 0 1 14028">
          <text:p/>
        </draw:connector>
        <draw:connector draw:style-name="gr217" draw:text-style-name="P17" draw:layer="layout" draw:type="line" svg:x1="25.206cm" svg:y1="4.85cm" svg:x2="21.193cm" svg:y2="4.85cm" svg:d="M25206 4850h-4013" svg:viewBox="0 0 4014 1">
          <text:p/>
        </draw:connector>
        <draw:connector draw:style-name="gr217" draw:text-style-name="P17" draw:layer="layout" draw:type="line" svg:x1="21.218cm" svg:y1="5.694cm" svg:x2="8.493cm" svg:y2="5.694cm" svg:d="M21218 5694h-12725" svg:viewBox="0 0 12726 1">
          <text:p/>
        </draw:connector>
        <draw:connector draw:style-name="gr218" draw:text-style-name="P17" draw:layer="layout" draw:type="line" svg:x1="4.505cm" svg:y1="9.963cm" svg:x2="12.506cm" svg:y2="9.963cm" svg:d="M4505 9963h8001" svg:viewBox="0 0 8002 1">
          <text:p/>
        </draw:connector>
        <draw:connector draw:style-name="gr217" draw:text-style-name="P17" draw:layer="layout" draw:type="line" svg:x1="21.205cm" svg:y1="14.156cm" svg:x2="4.502cm" svg:y2="14.158cm" svg:d="M21205 14156l-16703 2" svg:viewBox="0 0 16704 3">
          <text:p/>
        </draw:connector>
        <draw:connector draw:style-name="gr219" draw:text-style-name="P17" draw:layer="layout" draw:type="line" svg:x1="4.505cm" svg:y1="15.301cm" svg:x2="21.244cm" svg:y2="15.301cm" svg:d="M4505 15301h16739" svg:viewBox="0 0 16740 1">
          <text:p/>
        </draw:connector>
        <draw:custom-shape draw:style-name="gr409" draw:text-style-name="P51" draw:layer="layout" svg:width="3.745cm" svg:height="0.642cm" svg:x="21.204cm" svg:y="4.2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0" draw:text-style-name="P51" draw:layer="layout" svg:width="8.643cm" svg:height="1.023cm" svg:x="4.455cm" svg:y="8.972cm">
          <text:list text:style-name="L1">
            <text:list-header>
              <text:p text:style-name="P50"><text:span text:style-name="T11">6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7" draw:text-style-name="P17" draw:layer="layout" draw:type="line" svg:x1="21.193cm" svg:y1="16.394cm" svg:x2="8.518cm" svg:y2="16.394cm" svg:d="M21193 16394h-12675" svg:viewBox="0 0 12676 1">
          <text:p/>
        </draw:connector>
        <draw:connector draw:style-name="gr218" draw:text-style-name="P17" draw:layer="layout" draw:type="line" svg:x1="8.518cm" svg:y1="17.47cm" svg:x2="21.243cm" svg:y2="17.47cm" svg:d="M8518 17470h12725" svg:viewBox="0 0 12726 1">
          <text:p/>
        </draw:connector>
        <draw:custom-shape draw:style-name="gr411" draw:text-style-name="P51" draw:layer="layout" svg:width="8.012cm" svg:height="0.642cm" svg:x="4.448cm" svg:y="14.611cm">
          <text:list text:style-name="L1">
            <text:list-header>
              <text:p text:style-name="P50"><text:span text:style-name="T11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1" draw:layer="layout" svg:width="5.933cm" svg:height="0.642cm" svg:x="8.497cm" svg:y="16.82cm">
          <text:list text:style-name="L1">
            <text:list-header>
              <text:p text:style-name="P50"><text:span text:style-name="T11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3" draw:text-style-name="P52" xml:id="id155" draw:id="id15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4" draw:text-style-name="P28" xml:id="id156" draw:id="id15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5" draw:text-style-name="P49" xml:id="id161" draw:id="id16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6" draw:text-style-name="P47" xml:id="id162" draw:id="id16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 Client</text:span></text:p>
            </text:list-item>
            <text:list-item>
              <text:p text:style-name="P15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7" draw:text-style-name="P51" draw:layer="layout" svg:width="12.508cm" svg:height="1.023cm" svg:x="8.541cm" svg:y="4.672cm">
          <text:list text:style-name="L1">
            <text:list-header>
              <text:p text:style-name="P50"><text:span text:style-name="T11">2. I need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9" draw:text-style-name="P17" draw:layer="layout" draw:type="line" svg:x1="25.222cm" svg:y1="11.943cm" svg:x2="17.231cm" svg:y2="11.943cm" svg:d="M25222 11943h-7991" svg:viewBox="0 0 7992 1">
          <text:p/>
        </draw:connector>
        <draw:custom-shape draw:style-name="gr418" draw:text-style-name="P51" draw:layer="layout" svg:width="4.083cm" svg:height="0.642cm" svg:x="17.23cm" svg:y="11.281cm">
          <text:list text:style-name="L1">
            <text:list-header>
              <text:p text:style-name="P50"><text:span text:style-name="T11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7" draw:layer="layout" draw:type="line" svg:x1="17.231cm" svg:y1="13.036cm" svg:x2="21.193cm" svg:y2="13.036cm" svg:d="M17231 13036h3962" svg:viewBox="0 0 3963 1">
          <text:p/>
        </draw:connector>
        <draw:custom-shape draw:style-name="gr419" draw:text-style-name="P51" draw:layer="layout" svg:width="6.954cm" svg:height="1.023cm" svg:x="17.224cm" svg:y="11.977cm">
          <text:list text:style-name="L1">
            <text:list-header>
              <text:p text:style-name="P50"><text:span text:style-name="T11">9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0" draw:text-style-name="P54" draw:layer="layout" svg:width="7.631cm" svg:height="0.642cm" svg:x="13.552cm" svg:y="15.759cm">
          <text:list text:style-name="L1">
            <text:list-header>
              <text:p text:style-name="P53"><text:span text:style-name="T11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1" draw:text-style-name="P54" draw:layer="layout" svg:width="10.019cm" svg:height="0.642cm" svg:x="11.248cm" svg:y="13.52cm">
          <text:list text:style-name="L1">
            <text:list-header>
              <text:p text:style-name="P53"><text:span text:style-name="T11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5" draw:text-style-name="P17" draw:layer="layout" draw:type="line" svg:x1="8.493cm" svg:y1="6.688cm" svg:x2="21.218cm" svg:y2="6.688cm" svg:d="M8493 6688h12725" svg:viewBox="0 0 12726 1">
          <text:p/>
        </draw:connector>
        <draw:custom-shape draw:style-name="gr422" draw:text-style-name="P51" draw:layer="layout" svg:width="4.71cm" svg:height="0.642cm" svg:x="8.531cm" svg:y="6.0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3" draw:text-style-name="P52" xml:id="id153" draw:id="id15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4" draw:text-style-name="P28" xml:id="id154" draw:id="id15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9" draw:text-style-name="P17" draw:layer="layout" draw:type="line" svg:x1="12.506cm" svg:y1="10.922cm" svg:x2="17.23cm" svg:y2="10.922cm" svg:d="M12506 10922h4724" svg:viewBox="0 0 4725 1">
          <text:p/>
        </draw:connector>
        <draw:custom-shape draw:style-name="gr425" draw:text-style-name="P51" draw:layer="layout" svg:width="2.923cm" svg:height="0.642cm" svg:x="12.528cm" svg:y="10.22cm">
          <text:list text:style-name="L1">
            <text:list-header>
              <text:p text:style-name="P50"><text:span text:style-name="T11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6" draw:text-style-name="P17" draw:layer="layout" draw:type="line" svg:x1="8.5cm" svg:y1="7.752cm" svg:x2="4.505cm" svg:y2="7.752cm" svg:d="M8500 7752h-3995" svg:viewBox="0 0 3996 1">
          <text:p/>
        </draw:connector>
        <draw:connector draw:style-name="gr427" draw:text-style-name="P17" draw:layer="layout" draw:type="line" svg:x1="4.48cm" svg:y1="8.805cm" svg:x2="8.519cm" svg:y2="8.805cm" svg:d="M4480 8805h4039" svg:viewBox="0 0 4040 1">
          <text:p/>
        </draw:connector>
        <draw:custom-shape draw:style-name="gr428" draw:text-style-name="P51" draw:layer="layout" svg:width="4.71cm" svg:height="0.642cm" svg:x="4.535cm" svg:y="8.059cm">
          <text:list text:style-name="L1">
            <text:list-header>
              <text:p text:style-name="P50"><text:span text:style-name="T11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9" draw:text-style-name="P51" draw:layer="layout" svg:width="15.585cm" svg:height="1.023cm" svg:x="4.506cm" svg:y="6.659cm">
          <text:list text:style-name="L1">
            <text:list-header>
              <text:p text:style-name="P50"><text:span text:style-name="T11">4. Send authorization code to RqP</text:span></text:p>
            </text:list-header>
            <text:list-item>
              <text:p text:style-name="P53"><text:span text:style-name="T11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9" draw:style-name="dp1" draw:master-page-name="Default">
        <draw:line draw:style-name="gr32" draw:text-style-name="P20" draw:layer="layout" svg:x1="19.181cm" svg:y1="3.134cm" svg:x2="19.185cm" svg:y2="18.806cm">
          <text:p/>
        </draw:line>
        <draw:connector draw:style-name="gr207" draw:text-style-name="P17" draw:layer="layout" draw:type="line" svg:x1="12.506cm" svg:y1="5.047cm" svg:x2="12.506cm" svg:y2="16.974cm" draw:start-shape="id165" draw:start-glue-point="2" draw:end-shape="id166" draw:end-glue-point="0" svg:d="M12506 5047v11927" svg:viewBox="0 0 1 11928">
          <text:p/>
        </draw:connector>
        <draw:connector draw:style-name="gr207" draw:text-style-name="P17" draw:layer="layout" draw:type="line" svg:x1="17.206cm" svg:y1="5.047cm" svg:x2="17.206cm" svg:y2="16.974cm" draw:start-shape="id167" draw:start-glue-point="2" draw:end-shape="id168" draw:end-glue-point="0" svg:d="M17206 5047v11927" svg:viewBox="0 0 1 11928">
          <text:p/>
        </draw:connector>
        <draw:line draw:style-name="gr32" draw:text-style-name="P20" draw:layer="layout" svg:x1="14.881cm" svg:y1="3.134cm" svg:x2="14.885cm" svg:y2="18.806cm">
          <text:p/>
        </draw:line>
        <draw:custom-shape draw:style-name="gr430" draw:text-style-name="P47" xml:id="id169" draw:id="id169" draw:layer="layout" svg:width="3.251cm" svg:height="1.473cm" svg:x="2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47" xml:id="id171" draw:id="id171" draw:layer="layout" svg:width="3.251cm" svg:height="1.473cm" svg:x="6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30" draw:layer="layout" svg:width="1.937cm" svg:height="0.642cm" svg:x="7.494cm" svg:y="2.5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3" draw:text-style-name="P30" draw:layer="layout" svg:width="1.912cm" svg:height="0.642cm" svg:x="22.214cm" svg:y="2.6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4" draw:text-style-name="P49" xml:id="id175" draw:id="id17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47" xml:id="id170" draw:id="id170" draw:layer="layout" svg:width="3.251cm" svg:height="1.473cm" svg:x="2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47" xml:id="id172" draw:id="id172" draw:layer="layout" svg:width="3.251cm" svg:height="1.473cm" svg:x="6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47" xml:id="id176" draw:id="id17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</text:span></text:p>
            </text:list-item>
            <text:list-item>
              <text:p text:style-name="P1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6" draw:text-style-name="P17" draw:layer="layout" draw:type="line" svg:x1="4.502cm" svg:y1="5.045cm" svg:x2="4.502cm" svg:y2="16.972cm" draw:start-shape="id169" draw:start-glue-point="2" draw:end-shape="id170" draw:end-glue-point="0" svg:d="M4502 5045v11927" svg:viewBox="0 0 1 11928">
          <text:p/>
        </draw:connector>
        <draw:connector draw:style-name="gr216" draw:text-style-name="P17" draw:layer="layout" draw:type="line" svg:x1="8.502cm" svg:y1="5.045cm" svg:x2="8.502cm" svg:y2="16.972cm" draw:start-shape="id171" draw:start-glue-point="2" draw:end-shape="id172" draw:end-glue-point="0" svg:d="M8502 5045v11927" svg:viewBox="0 0 1 11928">
          <text:p/>
        </draw:connector>
        <draw:connector draw:style-name="gr216" draw:text-style-name="P17" draw:layer="layout" draw:type="line" svg:x1="21.206cm" svg:y1="5.047cm" svg:x2="21.206cm" svg:y2="16.974cm" draw:start-shape="id173" draw:start-glue-point="2" draw:end-shape="id174" draw:end-glue-point="0" svg:d="M21206 5047v11927" svg:viewBox="0 0 1 11928">
          <text:p/>
        </draw:connector>
        <draw:connector draw:style-name="gr216" draw:text-style-name="P17" draw:layer="layout" draw:type="line" svg:x1="25.206cm" svg:y1="5.047cm" svg:x2="25.206cm" svg:y2="16.974cm" draw:start-shape="id175" draw:start-glue-point="2" draw:end-shape="id176" draw:end-glue-point="0" svg:d="M25206 5047v11927" svg:viewBox="0 0 1 11928">
          <text:p/>
        </draw:connector>
        <draw:connector draw:style-name="gr218" draw:text-style-name="P17" draw:layer="layout" draw:type="line" svg:x1="4.505cm" svg:y1="6.863cm" svg:x2="12.506cm" svg:y2="6.863cm" svg:d="M4505 6863h8001" svg:viewBox="0 0 8002 1">
          <text:p/>
        </draw:connector>
        <draw:connector draw:style-name="gr217" draw:text-style-name="P17" draw:layer="layout" draw:type="line" svg:x1="21.205cm" svg:y1="10.856cm" svg:x2="4.502cm" svg:y2="10.858cm" svg:d="M21205 10856l-16703 2" svg:viewBox="0 0 16704 3">
          <text:p/>
        </draw:connector>
        <draw:connector draw:style-name="gr219" draw:text-style-name="P17" draw:layer="layout" draw:type="line" svg:x1="4.505cm" svg:y1="12.301cm" svg:x2="21.244cm" svg:y2="12.301cm" svg:d="M4505 12301h16739" svg:viewBox="0 0 16740 1">
          <text:p/>
        </draw:connector>
        <draw:custom-shape draw:style-name="gr438" draw:text-style-name="P51" draw:layer="layout" svg:width="8.613cm" svg:height="0.642cm" svg:x="4.469cm" svg:y="6.172cm">
          <text:list text:style-name="L1">
            <text:list-header>
              <text:p text:style-name="P50"><text:span text:style-name="T11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7" draw:text-style-name="P17" draw:layer="layout" draw:type="line" svg:x1="21.193cm" svg:y1="13.794cm" svg:x2="8.518cm" svg:y2="13.794cm" svg:d="M21193 13794h-12675" svg:viewBox="0 0 12676 1">
          <text:p/>
        </draw:connector>
        <draw:connector draw:style-name="gr218" draw:text-style-name="P17" draw:layer="layout" draw:type="line" svg:x1="8.518cm" svg:y1="15.27cm" svg:x2="21.243cm" svg:y2="15.27cm" svg:d="M8518 15270h12725" svg:viewBox="0 0 12726 1">
          <text:p/>
        </draw:connector>
        <draw:custom-shape draw:style-name="gr439" draw:text-style-name="P51" draw:layer="layout" svg:width="7.792cm" svg:height="0.642cm" svg:x="4.458cm" svg:y="11.611cm">
          <text:list text:style-name="L1">
            <text:list-header>
              <text:p text:style-name="P50"><text:span text:style-name="T11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0" draw:text-style-name="P51" draw:layer="layout" svg:width="5.713cm" svg:height="0.642cm" svg:x="8.507cm" svg:y="14.62cm">
          <text:list text:style-name="L1">
            <text:list-header>
              <text:p text:style-name="P50"><text:span text:style-name="T11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1" draw:text-style-name="P52" xml:id="id167" draw:id="id16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28" xml:id="id168" draw:id="id16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60" xml:id="id173" draw:id="id17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/UMA</text:span></text:p>
            </text:list-header>
            <text:list-item>
              <text:p text:style-name="P48"><text:span text:style-name="T9">Mail Retrieval Agent/</text:span></text:p>
            </text:list-item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61" xml:id="id174" draw:id="id17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/UMA</text:span></text:p>
            </text:list-header>
            <text:list-item>
              <text:p text:style-name="P15"><text:span text:style-name="T9">Mail Retrieval Agent/</text:span></text:p>
            </text:list-item>
            <text:list-item>
              <text:p text:style-name="P15"><text:span text:style-name="T9">Requesting Party Client</text:span></text:p>
            </text:list-item>
            <text:list-item>
              <text:p text:style-name="P15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1" draw:text-style-name="P17" draw:layer="layout" draw:type="line" svg:x1="17.231cm" svg:y1="9.436cm" svg:x2="21.193cm" svg:y2="9.436cm" svg:d="M17231 9436h3962" svg:viewBox="0 0 3963 1">
          <text:p/>
        </draw:connector>
        <draw:custom-shape draw:style-name="gr445" draw:text-style-name="P51" draw:layer="layout" svg:width="10.01cm" svg:height="1.023cm" svg:x="17.198cm" svg:y="8.377cm">
          <text:list text:style-name="L1">
            <text:list-header>
              <text:p text:style-name="P50"><text:span text:style-name="T11">3. RqP Client retrieves email with authorization code</text:span></text:p>
            </text:list-header>
            <text:list-item>
              <text:p text:style-name="P50"><text:span text:style-name="T11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6" draw:text-style-name="P54" draw:layer="layout" svg:width="7.411cm" svg:height="0.642cm" svg:x="13.762cm" svg:y="13.159cm">
          <text:list text:style-name="L1">
            <text:list-header>
              <text:p text:style-name="P53"><text:span text:style-name="T11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7" draw:text-style-name="P54" draw:layer="layout" svg:width="9.798cm" svg:height="0.642cm" svg:x="11.458cm" svg:y="10.22cm">
          <text:list text:style-name="L1">
            <text:list-header>
              <text:p text:style-name="P53"><text:span text:style-name="T11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52" xml:id="id165" draw:id="id16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9" draw:text-style-name="P28" xml:id="id166" draw:id="id16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9" draw:text-style-name="P17" draw:layer="layout" draw:type="line" svg:x1="12.506cm" svg:y1="8.122cm" svg:x2="17.23cm" svg:y2="8.122cm" svg:d="M12506 8122h4724" svg:viewBox="0 0 4725 1">
          <text:p/>
        </draw:connector>
        <draw:custom-shape draw:style-name="gr450" draw:text-style-name="P51" draw:layer="layout" svg:width="2.923cm" svg:height="0.642cm" svg:x="12.528cm" svg:y="7.42cm">
          <text:list text:style-name="L1">
            <text:list-header>
              <text:p text:style-name="P50"><text:span text:style-name="T11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0" draw:style-name="dp1" draw:master-page-name="Default">
        <draw:custom-shape draw:style-name="gr451" draw:text-style-name="P64" xml:id="id184" draw:id="id184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2" draw:text-style-name="P67" xml:id="id185" draw:id="id1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3" draw:text-style-name="P68" xml:id="id186" draw:id="id186" draw:layer="layout" svg:width="3.251cm" svg:height="1.473cm" svg:x="16.906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1cm" svg:y1="3.333cm" svg:x2="14.885cm" svg:y2="17.572cm">
          <text:p/>
        </draw:line>
        <draw:custom-shape draw:style-name="gr454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5" draw:text-style-name="P68" xml:id="id177" draw:id="id17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6" draw:text-style-name="P71" xml:id="id188" draw:id="id188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7" draw:text-style-name="P72" xml:id="id190" draw:id="id190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73" xml:id="id182" draw:id="id18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64" xml:id="id181" draw:id="id181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74" xml:id="id187" draw:id="id1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1" draw:text-style-name="P9" draw:layer="layout" draw:type="line" svg:x1="18.602cm" svg:y1="10.047cm" svg:x2="18.602cm" svg:y2="11.204cm" draw:start-shape="id177" draw:start-glue-point="2" draw:end-shape="id178" draw:end-glue-point="0" svg:d="M18602 10047v1157" svg:viewBox="0 0 1 1158">
          <text:p/>
        </draw:connector>
        <draw:custom-shape draw:style-name="gr462" draw:text-style-name="P73" xml:id="id180" draw:id="id18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3" draw:text-style-name="P75" xml:id="id178" draw:id="id17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64" xml:id="id183" draw:id="id183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76" xml:id="id179" draw:id="id179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9" draw:layer="layout" draw:type="line" svg:x1="25.775cm" svg:y1="11.974cm" svg:x2="24.927cm" svg:y2="11.971cm" draw:start-shape="id179" draw:start-glue-point="8" draw:end-shape="id180" draw:end-glue-point="1" svg:d="M25775 11974l-848-3" svg:viewBox="0 0 849 4">
          <text:p/>
        </draw:connector>
        <draw:connector draw:style-name="gr156" draw:text-style-name="P9" draw:layer="layout" draw:type="line" svg:x1="6.502cm" svg:y1="15.004cm" svg:x2="6.502cm" svg:y2="12.739cm" draw:start-shape="id181" draw:start-glue-point="0" draw:end-shape="id182" draw:end-glue-point="2" svg:d="M6502 15004v-2265" svg:viewBox="0 0 1 2266">
          <text:p/>
        </draw:connector>
        <draw:connector draw:style-name="gr466" draw:text-style-name="P9" draw:layer="layout" draw:type="line" svg:x1="23.301cm" svg:y1="15.004cm" svg:x2="23.301cm" svg:y2="12.739cm" draw:start-shape="id183" draw:start-glue-point="0" draw:end-shape="id180" draw:end-glue-point="2" svg:d="M23301 15004v-2265" svg:viewBox="0 0 1 2266">
          <text:p/>
        </draw:connector>
        <draw:connector draw:style-name="gr467" draw:text-style-name="P10" draw:layer="layout" svg:x1="11.202cm" svg:y1="7.442cm" svg:x2="11.202cm" svg:y2="8.57cm" draw:start-shape="id184" draw:start-glue-point="2" draw:end-shape="id185" draw:end-glue-point="0" svg:d="M11202 7442v1128" svg:viewBox="0 0 1 1129">
          <text:p/>
        </draw:connector>
        <draw:connector draw:style-name="gr461" draw:text-style-name="P9" draw:layer="layout" svg:x1="18.534cm" svg:y1="7.442cm" svg:x2="18.602cm" svg:y2="8.574cm" draw:start-shape="id186" draw:start-glue-point="2" draw:end-shape="id177" draw:end-glue-point="0" svg:d="M18534 7442v565h68v567" svg:viewBox="0 0 69 1133">
          <text:p/>
        </draw:connector>
        <draw:connector draw:style-name="gr156" draw:text-style-name="P9" draw:layer="layout" draw:line-skew="-0.264cm" svg:x1="11.202cm" svg:y1="5.969cm" svg:x2="18.534cm" svg:y2="5.969cm" draw:start-shape="id184" draw:start-glue-point="0" draw:end-shape="id186" draw:end-glue-point="0" svg:d="M11202 5969v-778h7332v778" svg:viewBox="0 0 7333 779">
          <text:p/>
        </draw:connector>
        <draw:connector draw:style-name="gr467" draw:text-style-name="P10" draw:layer="layout" svg:x1="11.202cm" svg:y1="10.043cm" svg:x2="11.202cm" svg:y2="11.204cm" draw:start-shape="id185" draw:start-glue-point="2" draw:end-shape="id187" draw:end-glue-point="0" svg:d="M11202 10043v1161" svg:viewBox="0 0 1 1162">
          <text:p/>
        </draw:connector>
        <draw:connector draw:style-name="gr468" draw:text-style-name="P9" draw:layer="layout" draw:type="line" svg:x1="9.577cm" svg:y1="11.971cm" svg:x2="8.128cm" svg:y2="11.971cm" draw:start-shape="id187" draw:start-glue-point="3" draw:end-shape="id182" draw:end-glue-point="1" svg:d="M9577 11971h-1449" svg:viewBox="0 0 1450 1">
          <text:p/>
        </draw:connector>
        <draw:connector draw:style-name="gr461" draw:text-style-name="P9" draw:layer="layout" draw:type="line" svg:x1="20.228cm" svg:y1="11.971cm" svg:x2="21.676cm" svg:y2="11.971cm" draw:start-shape="id178" draw:start-glue-point="1" draw:end-shape="id180" draw:end-glue-point="3" svg:d="M20228 11971h1448" svg:viewBox="0 0 1449 1">
          <text:p/>
        </draw:connector>
        <draw:custom-shape draw:style-name="gr469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0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1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2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3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2" draw:text-style-name="P9" draw:layer="layout" draw:line-skew="0.195cm" svg:x1="7.318cm" svg:y1="12.733cm" svg:x2="18.602cm" svg:y2="12.739cm" draw:start-shape="id182" draw:start-glue-point="5" draw:end-shape="id178" draw:end-glue-point="2" svg:d="M7318 12733v713h11284v-707" svg:viewBox="0 0 11285 714">
          <text:p/>
        </draw:connector>
        <draw:custom-shape draw:style-name="gr483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17" draw:layer="layout" svg:x1="6.502cm" svg:y1="11.204cm" svg:x2="6.502cm" svg:y2="7.445cm" draw:start-shape="id182" draw:start-glue-point="0" draw:end-shape="id188" draw:end-glue-point="2" svg:d="M6502 11204v-3759" svg:viewBox="0 0 1 3760">
          <text:p/>
        </draw:connector>
        <draw:connector draw:style-name="gr485" draw:text-style-name="P17" draw:layer="layout" svg:x1="8.128cm" svg:y1="6.708cm" svg:x2="9.577cm" svg:y2="6.705cm" draw:start-shape="id188" draw:start-glue-point="1" draw:end-shape="id184" draw:end-glue-point="3" svg:d="M8128 6708h724v-3h725" svg:viewBox="0 0 1450 4">
          <text:p/>
        </draw:connector>
        <draw:custom-shape draw:style-name="gr486" draw:text-style-name="P76" xml:id="id189" draw:id="id189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9" draw:layer="layout" draw:type="line" svg:x1="4.027cm" svg:y1="11.966cm" svg:x2="4.871cm" svg:y2="11.971cm" draw:start-shape="id189" draw:start-glue-point="8" svg:d="M4027 11966l844 5" svg:viewBox="0 0 845 6">
          <text:p/>
        </draw:connector>
        <draw:connector draw:style-name="gr487" draw:text-style-name="P17" draw:layer="layout" svg:x1="21.676cm" svg:y1="6.708cm" svg:x2="20.16cm" svg:y2="6.705cm" draw:start-shape="id190" draw:start-glue-point="3" draw:end-shape="id186" draw:end-glue-point="1" svg:d="M21676 6708h-758v-3h-758" svg:viewBox="0 0 1517 4">
          <text:p/>
        </draw:connector>
        <draw:connector draw:style-name="gr488" draw:text-style-name="P17" draw:layer="layout" svg:x1="23.301cm" svg:y1="11.204cm" svg:x2="23.301cm" svg:y2="7.445cm" draw:start-shape="id180" draw:start-glue-point="0" draw:end-shape="id190" draw:end-glue-point="2" svg:d="M23301 11204v-3759" svg:viewBox="0 0 1 3760">
          <text:p/>
        </draw:connector>
        <draw:custom-shape draw:style-name="gr489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0" draw:text-style-name="P17" draw:layer="layout" draw:line-skew="1.338cm" svg:x1="22.512cm" svg:y1="12.739cm" svg:x2="11.202cm" svg:y2="12.739cm" draw:start-shape="id180" draw:start-glue-point="5" draw:end-shape="id187" draw:end-glue-point="2" svg:d="M22512 12739v1850h-11310v-1850" svg:viewBox="0 0 11311 1851">
          <text:p/>
        </draw:connector>
        <draw:custom-shape draw:style-name="gr491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2" draw:text-style-name="P70" draw:layer="layout" svg:width="1.408cm" svg:height="0.642cm" svg:x="6.475cm" svg:y="8.97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3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1" draw:style-name="dp1" draw:master-page-name="Default">
        <draw:custom-shape draw:style-name="gr494" draw:text-style-name="P64" xml:id="id198" draw:id="id198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5" draw:text-style-name="P67" xml:id="id199" draw:id="id19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83" xml:id="id200" draw:id="id200" draw:layer="layout" svg:width="3.251cm" svg:height="1.473cm" svg:x="16.906cm" svg:y="5.969cm">
          <text:list text:style-name="L1">
            <text:list-header>
              <text:p text:style-name="P82"><text:span text:style-name="T18">MTA</text:span></text:p>
            </text:list-header>
            <text:list-item>
              <text:p text:style-name="P82"><text:span text:style-name="T1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1cm" svg:y1="3.333cm" svg:x2="14.885cm" svg:y2="17.572cm">
          <text:p/>
        </draw:line>
        <draw:custom-shape draw:style-name="gr497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8" draw:text-style-name="P84" xml:id="id191" draw:id="id19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71" xml:id="id202" draw:id="id202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72" xml:id="id204" draw:id="id204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73" xml:id="id196" draw:id="id19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64" xml:id="id195" draw:id="id195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74" xml:id="id201" draw:id="id20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8" draw:text-style-name="P9" draw:layer="layout" draw:type="line" svg:x1="18.602cm" svg:y1="10.047cm" svg:x2="18.602cm" svg:y2="11.204cm" draw:start-shape="id191" draw:start-glue-point="2" draw:end-shape="id192" draw:end-glue-point="0" svg:d="M18602 10047v1157" svg:viewBox="0 0 1 1158">
          <text:p/>
        </draw:connector>
        <draw:custom-shape draw:style-name="gr504" draw:text-style-name="P85" xml:id="id194" draw:id="id19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5" draw:text-style-name="P86" xml:id="id192" draw:id="id19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6" draw:text-style-name="P67" xml:id="id197" draw:id="id197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87" xml:id="id193" draw:id="id193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08" draw:text-style-name="P9" draw:layer="layout" draw:type="line" svg:x1="25.775cm" svg:y1="11.974cm" svg:x2="24.927cm" svg:y2="11.971cm" draw:start-shape="id193" draw:start-glue-point="8" draw:end-shape="id194" draw:end-glue-point="1" svg:d="M25775 11974l-848-3" svg:viewBox="0 0 849 4">
          <text:p/>
        </draw:connector>
        <draw:connector draw:style-name="gr156" draw:text-style-name="P9" draw:layer="layout" draw:type="line" svg:x1="6.502cm" svg:y1="15.004cm" svg:x2="6.502cm" svg:y2="12.739cm" draw:start-shape="id195" draw:start-glue-point="0" draw:end-shape="id196" draw:end-glue-point="2" svg:d="M6502 15004v-2265" svg:viewBox="0 0 1 2266">
          <text:p/>
        </draw:connector>
        <draw:connector draw:style-name="gr509" draw:text-style-name="P9" draw:layer="layout" draw:type="line" svg:x1="23.301cm" svg:y1="15.004cm" svg:x2="23.301cm" svg:y2="12.739cm" draw:start-shape="id197" draw:start-glue-point="0" draw:end-shape="id194" draw:end-glue-point="2" svg:d="M23301 15004v-2265" svg:viewBox="0 0 1 2266">
          <text:p/>
        </draw:connector>
        <draw:connector draw:style-name="gr467" draw:text-style-name="P10" draw:layer="layout" svg:x1="11.202cm" svg:y1="7.442cm" svg:x2="11.202cm" svg:y2="8.57cm" draw:start-shape="id198" draw:start-glue-point="2" draw:end-shape="id199" draw:end-glue-point="0" svg:d="M11202 7442v1128" svg:viewBox="0 0 1 1129">
          <text:p/>
        </draw:connector>
        <draw:connector draw:style-name="gr468" draw:text-style-name="P9" draw:layer="layout" svg:x1="18.534cm" svg:y1="7.442cm" svg:x2="18.602cm" svg:y2="8.574cm" draw:start-shape="id200" draw:start-glue-point="2" draw:end-shape="id191" draw:end-glue-point="0" svg:d="M18534 7442v565h68v567" svg:viewBox="0 0 69 1133">
          <text:p/>
        </draw:connector>
        <draw:connector draw:style-name="gr156" draw:text-style-name="P9" draw:layer="layout" draw:line-skew="-0.264cm" svg:x1="11.202cm" svg:y1="5.969cm" svg:x2="18.534cm" svg:y2="5.969cm" draw:start-shape="id198" draw:start-glue-point="0" draw:end-shape="id200" draw:end-glue-point="0" svg:d="M11202 5969v-778h7332v778" svg:viewBox="0 0 7333 779">
          <text:p/>
        </draw:connector>
        <draw:connector draw:style-name="gr467" draw:text-style-name="P10" draw:layer="layout" svg:x1="11.202cm" svg:y1="10.043cm" svg:x2="11.202cm" svg:y2="11.204cm" draw:start-shape="id199" draw:start-glue-point="2" draw:end-shape="id201" draw:end-glue-point="0" svg:d="M11202 10043v1161" svg:viewBox="0 0 1 1162">
          <text:p/>
        </draw:connector>
        <draw:connector draw:style-name="gr468" draw:text-style-name="P9" draw:layer="layout" draw:type="line" svg:x1="9.577cm" svg:y1="11.971cm" svg:x2="8.128cm" svg:y2="11.971cm" draw:start-shape="id201" draw:start-glue-point="3" draw:end-shape="id196" draw:end-glue-point="1" svg:d="M9577 11971h-1449" svg:viewBox="0 0 1450 1">
          <text:p/>
        </draw:connector>
        <draw:connector draw:style-name="gr468" draw:text-style-name="P9" draw:layer="layout" draw:type="line" svg:x1="20.228cm" svg:y1="11.971cm" svg:x2="21.676cm" svg:y2="11.971cm" draw:start-shape="id192" draw:start-glue-point="1" draw:end-shape="id194" draw:end-glue-point="3" svg:d="M20228 11971h1448" svg:viewBox="0 0 1449 1">
          <text:p/>
        </draw:connector>
        <draw:custom-shape draw:style-name="gr510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1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2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3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4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5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6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7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8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9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0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1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2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3" draw:text-style-name="P9" draw:layer="layout" draw:line-skew="0.195cm" svg:x1="7.318cm" svg:y1="12.733cm" svg:x2="18.602cm" svg:y2="12.739cm" draw:start-shape="id196" draw:start-glue-point="5" draw:end-shape="id192" draw:end-glue-point="2" svg:d="M7318 12733v713h11284v-707" svg:viewBox="0 0 11285 714">
          <text:p/>
        </draw:connector>
        <draw:custom-shape draw:style-name="gr524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17" draw:layer="layout" svg:x1="6.502cm" svg:y1="11.204cm" svg:x2="6.502cm" svg:y2="7.445cm" draw:start-shape="id196" draw:start-glue-point="0" draw:end-shape="id202" draw:end-glue-point="2" svg:d="M6502 11204v-3759" svg:viewBox="0 0 1 3760">
          <text:p/>
        </draw:connector>
        <draw:connector draw:style-name="gr485" draw:text-style-name="P17" draw:layer="layout" svg:x1="8.128cm" svg:y1="6.708cm" svg:x2="9.577cm" svg:y2="6.705cm" draw:start-shape="id202" draw:start-glue-point="1" draw:end-shape="id198" draw:end-glue-point="3" svg:d="M8128 6708h724v-3h725" svg:viewBox="0 0 1450 4">
          <text:p/>
        </draw:connector>
        <draw:custom-shape draw:style-name="gr525" draw:text-style-name="P76" xml:id="id203" draw:id="id203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9" draw:layer="layout" draw:type="line" svg:x1="4.027cm" svg:y1="11.966cm" svg:x2="4.871cm" svg:y2="11.971cm" draw:start-shape="id203" draw:start-glue-point="8" svg:d="M4027 11966l844 5" svg:viewBox="0 0 845 6">
          <text:p/>
        </draw:connector>
        <draw:connector draw:style-name="gr487" draw:text-style-name="P17" draw:layer="layout" svg:x1="21.676cm" svg:y1="6.708cm" svg:x2="20.16cm" svg:y2="6.705cm" draw:start-shape="id204" draw:start-glue-point="3" draw:end-shape="id200" draw:end-glue-point="1" svg:d="M21676 6708h-758v-3h-758" svg:viewBox="0 0 1517 4">
          <text:p/>
        </draw:connector>
        <draw:connector draw:style-name="gr488" draw:text-style-name="P17" draw:layer="layout" svg:x1="23.301cm" svg:y1="11.204cm" svg:x2="23.301cm" svg:y2="7.445cm" draw:start-shape="id194" draw:start-glue-point="0" draw:end-shape="id204" draw:end-glue-point="2" svg:d="M23301 11204v-3759" svg:viewBox="0 0 1 3760">
          <text:p/>
        </draw:connector>
        <draw:custom-shape draw:style-name="gr526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0" draw:text-style-name="P17" draw:layer="layout" draw:line-skew="1.338cm" svg:x1="22.512cm" svg:y1="12.739cm" svg:x2="11.202cm" svg:y2="12.739cm" draw:start-shape="id194" draw:start-glue-point="5" draw:end-shape="id201" draw:end-glue-point="2" svg:d="M22512 12739v1850h-11310v-1850" svg:viewBox="0 0 11311 1851">
          <text:p/>
        </draw:connector>
        <draw:custom-shape draw:style-name="gr527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8" draw:text-style-name="P70" draw:layer="layout" svg:width="1.408cm" svg:height="0.642cm" svg:x="6.476cm" svg:y="8.978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9" draw:text-style-name="P70" draw:layer="layout" svg:width="1.408cm" svg:height="0.642cm" svg:x="23.303cm" svg:y="8.972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2" draw:style-name="dp1" draw:master-page-name="Default">
        <draw:custom-shape draw:style-name="gr530" draw:text-style-name="P67" xml:id="id212" draw:id="id212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1" draw:text-style-name="P67" xml:id="id213" draw:id="id21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2" draw:text-style-name="P68" xml:id="id214" draw:id="id214" draw:layer="layout" svg:width="3.251cm" svg:height="1.473cm" svg:x="16.906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1cm" svg:y1="3.333cm" svg:x2="14.885cm" svg:y2="17.572cm">
          <text:p/>
        </draw:line>
        <draw:custom-shape draw:style-name="gr533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4" draw:text-style-name="P68" xml:id="id205" draw:id="id20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5" draw:text-style-name="P72" xml:id="id216" draw:id="id216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72" xml:id="id218" draw:id="id218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85" xml:id="id210" draw:id="id21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5">(Resource Server</text:span><text:span text:style-name="T13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67" xml:id="id209" draw:id="id209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9" draw:text-style-name="P74" xml:id="id215" draw:id="id21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1" draw:text-style-name="P9" draw:layer="layout" draw:type="line" svg:x1="18.602cm" svg:y1="10.047cm" svg:x2="18.602cm" svg:y2="11.204cm" draw:start-shape="id205" draw:start-glue-point="2" draw:end-shape="id206" draw:end-glue-point="0" svg:d="M18602 10047v1157" svg:viewBox="0 0 1 1158">
          <text:p/>
        </draw:connector>
        <draw:custom-shape draw:style-name="gr540" draw:text-style-name="P85" xml:id="id208" draw:id="id20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75" xml:id="id206" draw:id="id20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67" xml:id="id211" draw:id="id211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87" xml:id="id207" draw:id="id207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08" draw:text-style-name="P9" draw:layer="layout" draw:type="line" svg:x1="25.775cm" svg:y1="11.974cm" svg:x2="24.927cm" svg:y2="11.971cm" draw:start-shape="id207" draw:start-glue-point="8" draw:end-shape="id208" draw:end-glue-point="1" svg:d="M25775 11974l-848-3" svg:viewBox="0 0 849 4">
          <text:p/>
        </draw:connector>
        <draw:connector draw:style-name="gr544" draw:text-style-name="P9" draw:layer="layout" draw:type="line" svg:x1="6.502cm" svg:y1="15.004cm" svg:x2="6.502cm" svg:y2="12.739cm" draw:start-shape="id209" draw:start-glue-point="0" draw:end-shape="id210" draw:end-glue-point="2" svg:d="M6502 15004v-2265" svg:viewBox="0 0 1 2266">
          <text:p/>
        </draw:connector>
        <draw:connector draw:style-name="gr509" draw:text-style-name="P9" draw:layer="layout" draw:type="line" svg:x1="23.301cm" svg:y1="15.004cm" svg:x2="23.301cm" svg:y2="12.739cm" draw:start-shape="id211" draw:start-glue-point="0" draw:end-shape="id208" draw:end-glue-point="2" svg:d="M23301 15004v-2265" svg:viewBox="0 0 1 2266">
          <text:p/>
        </draw:connector>
        <draw:connector draw:style-name="gr467" draw:text-style-name="P10" draw:layer="layout" svg:x1="11.202cm" svg:y1="7.442cm" svg:x2="11.202cm" svg:y2="8.57cm" draw:start-shape="id212" draw:start-glue-point="2" draw:end-shape="id213" draw:end-glue-point="0" svg:d="M11202 7442v1128" svg:viewBox="0 0 1 1129">
          <text:p/>
        </draw:connector>
        <draw:connector draw:style-name="gr461" draw:text-style-name="P9" draw:layer="layout" svg:x1="18.534cm" svg:y1="7.442cm" svg:x2="18.602cm" svg:y2="8.574cm" draw:start-shape="id214" draw:start-glue-point="2" draw:end-shape="id205" draw:end-glue-point="0" svg:d="M18534 7442v565h68v567" svg:viewBox="0 0 69 1133">
          <text:p/>
        </draw:connector>
        <draw:connector draw:style-name="gr544" draw:text-style-name="P9" draw:layer="layout" draw:line-skew="-0.264cm" svg:x1="11.202cm" svg:y1="5.969cm" svg:x2="18.534cm" svg:y2="5.969cm" draw:start-shape="id212" draw:start-glue-point="0" draw:end-shape="id214" draw:end-glue-point="0" svg:d="M11202 5969v-778h7332v778" svg:viewBox="0 0 7333 779">
          <text:p/>
        </draw:connector>
        <draw:connector draw:style-name="gr467" draw:text-style-name="P10" draw:layer="layout" svg:x1="11.202cm" svg:y1="10.043cm" svg:x2="11.202cm" svg:y2="11.204cm" draw:start-shape="id213" draw:start-glue-point="2" draw:end-shape="id215" draw:end-glue-point="0" svg:d="M11202 10043v1161" svg:viewBox="0 0 1 1162">
          <text:p/>
        </draw:connector>
        <draw:connector draw:style-name="gr468" draw:text-style-name="P9" draw:layer="layout" draw:type="line" svg:x1="9.577cm" svg:y1="11.971cm" svg:x2="8.128cm" svg:y2="11.971cm" draw:start-shape="id215" draw:start-glue-point="3" draw:end-shape="id210" draw:end-glue-point="1" svg:d="M9577 11971h-1449" svg:viewBox="0 0 1450 1">
          <text:p/>
        </draw:connector>
        <draw:connector draw:style-name="gr468" draw:text-style-name="P9" draw:layer="layout" draw:type="line" svg:x1="20.228cm" svg:y1="11.971cm" svg:x2="21.676cm" svg:y2="11.971cm" draw:start-shape="id206" draw:start-glue-point="1" draw:end-shape="id208" draw:end-glue-point="3" svg:d="M20228 11971h1448" svg:viewBox="0 0 1449 1">
          <text:p/>
        </draw:connector>
        <draw:custom-shape draw:style-name="gr545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6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7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8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9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0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1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2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3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4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5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6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7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3" draw:text-style-name="P9" draw:layer="layout" draw:line-skew="0.195cm" svg:x1="7.318cm" svg:y1="12.733cm" svg:x2="18.602cm" svg:y2="12.739cm" draw:start-shape="id210" draw:start-glue-point="5" draw:end-shape="id206" draw:end-glue-point="2" svg:d="M7318 12733v713h11284v-707" svg:viewBox="0 0 11285 714">
          <text:p/>
        </draw:connector>
        <draw:custom-shape draw:style-name="gr558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59" draw:text-style-name="P17" draw:layer="layout" svg:x1="6.502cm" svg:y1="11.204cm" svg:x2="6.502cm" svg:y2="7.445cm" draw:start-shape="id210" draw:start-glue-point="0" draw:end-shape="id216" draw:end-glue-point="2" svg:d="M6502 11204v-3759" svg:viewBox="0 0 1 3760">
          <text:p/>
        </draw:connector>
        <draw:connector draw:style-name="gr560" draw:text-style-name="P17" draw:layer="layout" svg:x1="8.128cm" svg:y1="6.708cm" svg:x2="9.577cm" svg:y2="6.705cm" draw:start-shape="id216" draw:start-glue-point="1" draw:end-shape="id212" draw:end-glue-point="3" svg:d="M8128 6708h724v-3h725" svg:viewBox="0 0 1450 4">
          <text:p/>
        </draw:connector>
        <draw:custom-shape draw:style-name="gr561" draw:text-style-name="P87" xml:id="id217" draw:id="id217" draw:layer="layout" svg:width="1.923cm" svg:height="1.872cm" svg:x="2.104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08" draw:text-style-name="P9" draw:layer="layout" draw:type="line" svg:x1="4.027cm" svg:y1="11.966cm" svg:x2="4.871cm" svg:y2="11.971cm" draw:start-shape="id217" draw:start-glue-point="8" svg:d="M4027 11966l844 5" svg:viewBox="0 0 845 6">
          <text:p/>
        </draw:connector>
        <draw:connector draw:style-name="gr487" draw:text-style-name="P17" draw:layer="layout" svg:x1="21.676cm" svg:y1="6.708cm" svg:x2="20.16cm" svg:y2="6.705cm" draw:start-shape="id218" draw:start-glue-point="3" draw:end-shape="id214" draw:end-glue-point="1" svg:d="M21676 6708h-758v-3h-758" svg:viewBox="0 0 1517 4">
          <text:p/>
        </draw:connector>
        <draw:connector draw:style-name="gr488" draw:text-style-name="P17" draw:layer="layout" svg:x1="23.301cm" svg:y1="11.204cm" svg:x2="23.301cm" svg:y2="7.445cm" draw:start-shape="id208" draw:start-glue-point="0" draw:end-shape="id218" draw:end-glue-point="2" svg:d="M23301 11204v-3759" svg:viewBox="0 0 1 3760">
          <text:p/>
        </draw:connector>
        <draw:custom-shape draw:style-name="gr562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0" draw:text-style-name="P17" draw:layer="layout" draw:line-skew="1.338cm" svg:x1="22.512cm" svg:y1="12.739cm" svg:x2="11.202cm" svg:y2="12.739cm" draw:start-shape="id208" draw:start-glue-point="5" draw:end-shape="id215" draw:end-glue-point="2" svg:d="M22512 12739v1850h-11310v-1850" svg:viewBox="0 0 11311 1851">
          <text:p/>
        </draw:connector>
        <draw:custom-shape draw:style-name="gr563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4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5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3" draw:style-name="dp1" draw:master-page-name="Default">
        <draw:custom-shape draw:style-name="gr566" draw:text-style-name="P67" xml:id="id226" draw:id="id226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7" draw:text-style-name="P67" xml:id="id227" draw:id="id22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8" draw:text-style-name="P84" xml:id="id228" draw:id="id228" draw:layer="layout" svg:width="3.251cm" svg:height="1.473cm" svg:x="16.906cm" svg:y="5.969cm">
          <text:list text:style-name="L1">
            <text:list-header>
              <text:p text:style-name="P66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1cm" svg:y1="3.333cm" svg:x2="14.885cm" svg:y2="17.572cm">
          <text:p/>
        </draw:line>
        <draw:custom-shape draw:style-name="gr569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0" draw:text-style-name="P84" xml:id="id219" draw:id="id21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1" draw:text-style-name="P72" xml:id="id230" draw:id="id230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2" draw:text-style-name="P72" xml:id="id232" draw:id="id232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3" draw:text-style-name="P73" xml:id="id224" draw:id="id22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67" xml:id="id223" draw:id="id223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5" draw:text-style-name="P74" xml:id="id229" draw:id="id22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8" draw:text-style-name="P9" draw:layer="layout" draw:type="line" svg:x1="18.602cm" svg:y1="10.047cm" svg:x2="18.602cm" svg:y2="11.204cm" draw:start-shape="id219" draw:start-glue-point="2" draw:end-shape="id220" draw:end-glue-point="0" svg:d="M18602 10047v1157" svg:viewBox="0 0 1 1158">
          <text:p/>
        </draw:connector>
        <draw:custom-shape draw:style-name="gr576" draw:text-style-name="P73" xml:id="id222" draw:id="id22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75" xml:id="id220" draw:id="id22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8" draw:text-style-name="P64" xml:id="id225" draw:id="id225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76" xml:id="id221" draw:id="id221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9" draw:layer="layout" draw:type="line" svg:x1="25.775cm" svg:y1="11.974cm" svg:x2="24.927cm" svg:y2="11.971cm" draw:start-shape="id221" draw:start-glue-point="8" draw:end-shape="id222" draw:end-glue-point="1" svg:d="M25775 11974l-848-3" svg:viewBox="0 0 849 4">
          <text:p/>
        </draw:connector>
        <draw:connector draw:style-name="gr544" draw:text-style-name="P9" draw:layer="layout" draw:type="line" svg:x1="6.502cm" svg:y1="15.004cm" svg:x2="6.502cm" svg:y2="12.739cm" draw:start-shape="id223" draw:start-glue-point="0" draw:end-shape="id224" draw:end-glue-point="2" svg:d="M6502 15004v-2265" svg:viewBox="0 0 1 2266">
          <text:p/>
        </draw:connector>
        <draw:connector draw:style-name="gr466" draw:text-style-name="P9" draw:layer="layout" draw:type="line" svg:x1="23.301cm" svg:y1="15.004cm" svg:x2="23.301cm" svg:y2="12.739cm" draw:start-shape="id225" draw:start-glue-point="0" draw:end-shape="id222" draw:end-glue-point="2" svg:d="M23301 15004v-2265" svg:viewBox="0 0 1 2266">
          <text:p/>
        </draw:connector>
        <draw:connector draw:style-name="gr467" draw:text-style-name="P10" draw:layer="layout" svg:x1="11.202cm" svg:y1="7.442cm" svg:x2="11.202cm" svg:y2="8.57cm" draw:start-shape="id226" draw:start-glue-point="2" draw:end-shape="id227" draw:end-glue-point="0" svg:d="M11202 7442v1128" svg:viewBox="0 0 1 1129">
          <text:p/>
        </draw:connector>
        <draw:connector draw:style-name="gr468" draw:text-style-name="P9" draw:layer="layout" svg:x1="18.534cm" svg:y1="7.442cm" svg:x2="18.602cm" svg:y2="8.574cm" draw:start-shape="id228" draw:start-glue-point="2" draw:end-shape="id219" draw:end-glue-point="0" svg:d="M18534 7442v565h68v567" svg:viewBox="0 0 69 1133">
          <text:p/>
        </draw:connector>
        <draw:connector draw:style-name="gr544" draw:text-style-name="P9" draw:layer="layout" draw:line-skew="-0.264cm" svg:x1="11.202cm" svg:y1="5.969cm" svg:x2="18.534cm" svg:y2="5.969cm" draw:start-shape="id226" draw:start-glue-point="0" draw:end-shape="id228" draw:end-glue-point="0" svg:d="M11202 5969v-778h7332v778" svg:viewBox="0 0 7333 779">
          <text:p/>
        </draw:connector>
        <draw:connector draw:style-name="gr467" draw:text-style-name="P10" draw:layer="layout" svg:x1="11.202cm" svg:y1="10.043cm" svg:x2="11.202cm" svg:y2="11.204cm" draw:start-shape="id227" draw:start-glue-point="2" draw:end-shape="id229" draw:end-glue-point="0" svg:d="M11202 10043v1161" svg:viewBox="0 0 1 1162">
          <text:p/>
        </draw:connector>
        <draw:connector draw:style-name="gr468" draw:text-style-name="P9" draw:layer="layout" draw:type="line" svg:x1="9.577cm" svg:y1="11.971cm" svg:x2="8.128cm" svg:y2="11.971cm" draw:start-shape="id229" draw:start-glue-point="3" draw:end-shape="id224" draw:end-glue-point="1" svg:d="M9577 11971h-1449" svg:viewBox="0 0 1450 1">
          <text:p/>
        </draw:connector>
        <draw:connector draw:style-name="gr461" draw:text-style-name="P9" draw:layer="layout" draw:type="line" svg:x1="20.228cm" svg:y1="11.971cm" svg:x2="21.676cm" svg:y2="11.971cm" draw:start-shape="id220" draw:start-glue-point="1" draw:end-shape="id222" draw:end-glue-point="3" svg:d="M20228 11971h1448" svg:viewBox="0 0 1449 1">
          <text:p/>
        </draw:connector>
        <draw:custom-shape draw:style-name="gr580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1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2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3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4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5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6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7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8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9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0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1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2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2" draw:text-style-name="P9" draw:layer="layout" draw:line-skew="0.195cm" svg:x1="7.318cm" svg:y1="12.733cm" svg:x2="18.602cm" svg:y2="12.739cm" draw:start-shape="id224" draw:start-glue-point="5" draw:end-shape="id220" draw:end-glue-point="2" svg:d="M7318 12733v713h11284v-707" svg:viewBox="0 0 11285 714">
          <text:p/>
        </draw:connector>
        <draw:custom-shape draw:style-name="gr593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59" draw:text-style-name="P17" draw:layer="layout" svg:x1="6.502cm" svg:y1="11.204cm" svg:x2="6.502cm" svg:y2="7.445cm" draw:start-shape="id224" draw:start-glue-point="0" draw:end-shape="id230" draw:end-glue-point="2" svg:d="M6502 11204v-3759" svg:viewBox="0 0 1 3760">
          <text:p/>
        </draw:connector>
        <draw:connector draw:style-name="gr560" draw:text-style-name="P17" draw:layer="layout" svg:x1="8.128cm" svg:y1="6.708cm" svg:x2="9.577cm" svg:y2="6.705cm" draw:start-shape="id230" draw:start-glue-point="1" draw:end-shape="id226" draw:end-glue-point="3" svg:d="M8128 6708h724v-3h725" svg:viewBox="0 0 1450 4">
          <text:p/>
        </draw:connector>
        <draw:custom-shape draw:style-name="gr594" draw:text-style-name="P76" xml:id="id231" draw:id="id231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9" draw:layer="layout" draw:type="line" svg:x1="4.027cm" svg:y1="11.966cm" svg:x2="4.871cm" svg:y2="11.971cm" draw:start-shape="id231" draw:start-glue-point="8" svg:d="M4027 11966l844 5" svg:viewBox="0 0 845 6">
          <text:p/>
        </draw:connector>
        <draw:connector draw:style-name="gr487" draw:text-style-name="P17" draw:layer="layout" svg:x1="21.676cm" svg:y1="6.708cm" svg:x2="20.16cm" svg:y2="6.705cm" draw:start-shape="id232" draw:start-glue-point="3" draw:end-shape="id228" draw:end-glue-point="1" svg:d="M21676 6708h-758v-3h-758" svg:viewBox="0 0 1517 4">
          <text:p/>
        </draw:connector>
        <draw:connector draw:style-name="gr488" draw:text-style-name="P17" draw:layer="layout" svg:x1="23.301cm" svg:y1="11.204cm" svg:x2="23.301cm" svg:y2="7.445cm" draw:start-shape="id222" draw:start-glue-point="0" draw:end-shape="id232" draw:end-glue-point="2" svg:d="M23301 11204v-3759" svg:viewBox="0 0 1 3760">
          <text:p/>
        </draw:connector>
        <draw:custom-shape draw:style-name="gr595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0" draw:text-style-name="P17" draw:layer="layout" draw:line-skew="1.338cm" svg:x1="22.512cm" svg:y1="12.739cm" svg:x2="11.202cm" svg:y2="12.739cm" draw:start-shape="id222" draw:start-glue-point="5" draw:end-shape="id229" draw:end-glue-point="2" svg:d="M22512 12739v1850h-11310v-1850" svg:viewBox="0 0 11311 1851">
          <text:p/>
        </draw:connector>
        <draw:custom-shape draw:style-name="gr596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7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8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4" draw:style-name="dp1" draw:master-page-name="Default">
        <draw:custom-shape draw:style-name="gr599" draw:text-style-name="P88" xml:id="id234" draw:id="id234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88" xml:id="id236" draw:id="id236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600" draw:text-style-name="P89" xml:id="id233" draw:id="id233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0" draw:style-name="gr600" draw:text-style-name="P89" xml:id="id235" draw:id="id235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" draw:style-name="gr600" draw:text-style-name="P89" xml:id="id237" draw:id="id237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2" draw:style-name="gr600" draw:text-style-name="P89" xml:id="id238" draw:id="id238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1" draw:text-style-name="P17" draw:layer="layout" draw:type="line" svg:x1="8.33cm" svg:y1="12.266cm" svg:x2="8.338cm" svg:y2="10.009cm" draw:start-shape="id233" draw:start-glue-point="0" draw:end-shape="id234" draw:end-glue-point="8" svg:d="M8330 12266l8-2257" svg:viewBox="0 0 9 2258">
          <text:p/>
        </draw:connector>
        <draw:connector draw:style-name="gr602" draw:text-style-name="P17" draw:layer="layout" draw:type="line" svg:x1="9.366cm" svg:y1="8.981cm" svg:x2="11.718cm" svg:y2="8.985cm" draw:start-shape="id234" draw:start-glue-point="10" draw:end-shape="id235" draw:end-glue-point="3" svg:d="M9366 8981l2352 4" svg:viewBox="0 0 2353 5">
          <text:p/>
        </draw:connector>
        <draw:connector draw:style-name="gr603" draw:text-style-name="P17" draw:layer="layout" draw:type="line" svg:x1="14.385cm" svg:y1="8.985cm" svg:x2="16.709cm" svg:y2="8.981cm" draw:start-shape="id235" draw:start-glue-point="1" draw:end-shape="id236" draw:end-glue-point="6" svg:d="M14385 8985l2324-4" svg:viewBox="0 0 2325 5">
          <text:p/>
        </draw:connector>
        <draw:connector draw:style-name="gr604" draw:text-style-name="P17" draw:layer="layout" draw:type="line" svg:x1="18.766cm" svg:y1="8.981cm" svg:x2="21.118cm" svg:y2="8.985cm" draw:start-shape="id236" draw:start-glue-point="10" draw:end-shape="id237" draw:end-glue-point="3" svg:d="M18766 8981l2352 4" svg:viewBox="0 0 2353 5">
          <text:p/>
        </draw:connector>
        <draw:connector draw:style-name="gr605" draw:text-style-name="P17" draw:layer="layout" draw:type="line" svg:x1="17.738cm" svg:y1="10.009cm" svg:x2="17.751cm" svg:y2="12.26cm" draw:start-shape="id236" draw:start-glue-point="8" draw:end-shape="id238" draw:end-glue-point="0" svg:d="M17738 10009l13 2251" svg:viewBox="0 0 14 2252">
          <text:p/>
        </draw:connector>
        <draw:connector draw:style-name="gr606" draw:text-style-name="P17" draw:layer="layout" draw:type="line" svg:x1="13.051cm" svg:y1="9.811cm" svg:x2="16.418cm" svg:y2="13.085cm" draw:start-shape="id235" draw:start-glue-point="2" draw:end-shape="id238" draw:end-glue-point="3" svg:d="M13051 9811l3367 3274" svg:viewBox="0 0 3368 3275">
          <text:p/>
        </draw:connector>
        <draw:connector draw:style-name="gr607" draw:text-style-name="P17" draw:layer="layout" draw:type="line" svg:x1="22.451cm" svg:y1="9.811cm" svg:x2="19.085cm" svg:y2="13.085cm" draw:start-shape="id237" draw:start-glue-point="2" draw:end-shape="id238" draw:end-glue-point="1" svg:d="M22451 9811l-3366 3274" svg:viewBox="0 0 3367 3275">
          <text:p/>
        </draw:connector>
        <draw:line draw:style-name="gr608" draw:text-style-name="P17" draw:layer="layout" svg:x1="10.563cm" svg:y1="5.999cm" svg:x2="10.563cm" svg:y2="14.589cm">
          <text:p/>
        </draw:line>
        <draw:frame draw:style-name="gr609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09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0" draw:text-style-name="P17" draw:layer="layout" draw:type="line" svg:x1="9.664cm" svg:y1="13.091cm" svg:x2="13.051cm" svg:y2="9.811cm" draw:start-shape="id233" draw:start-glue-point="1" draw:end-shape="id235" draw:end-glue-point="2" svg:d="M9664 13091l3387-3280" svg:viewBox="0 0 3388 3281">
          <text:p/>
        </draw:connector>
      </draw:page>
      <draw:page draw:name="page25" draw:style-name="dp1" draw:master-page-name="Default">
        <draw:custom-shape draw:style-name="gr599" draw:text-style-name="P88" xml:id="id240" draw:id="id240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88" xml:id="id242" draw:id="id242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600" draw:text-style-name="P89" xml:id="id239" draw:id="id239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2" draw:style-name="gr600" draw:text-style-name="P89" xml:id="id241" draw:id="id241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3" draw:style-name="gr600" draw:text-style-name="P89" xml:id="id243" draw:id="id243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4" draw:style-name="gr600" draw:text-style-name="P89" xml:id="id244" draw:id="id244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1" draw:text-style-name="P17" draw:layer="layout" draw:type="line" svg:x1="8.33cm" svg:y1="12.266cm" svg:x2="8.338cm" svg:y2="10.009cm" draw:start-shape="id239" draw:start-glue-point="0" draw:end-shape="id240" draw:end-glue-point="8" svg:d="M8330 12266l8-2257" svg:viewBox="0 0 9 2258">
          <text:p/>
        </draw:connector>
        <draw:connector draw:style-name="gr602" draw:text-style-name="P17" draw:layer="layout" draw:type="line" svg:x1="9.366cm" svg:y1="8.981cm" svg:x2="11.718cm" svg:y2="8.985cm" draw:start-shape="id240" draw:start-glue-point="10" draw:end-shape="id241" draw:end-glue-point="3" svg:d="M9366 8981l2352 4" svg:viewBox="0 0 2353 5">
          <text:p/>
        </draw:connector>
        <draw:connector draw:style-name="gr603" draw:text-style-name="P17" draw:layer="layout" draw:type="line" svg:x1="14.385cm" svg:y1="8.985cm" svg:x2="16.709cm" svg:y2="8.981cm" draw:start-shape="id241" draw:start-glue-point="1" draw:end-shape="id242" draw:end-glue-point="6" svg:d="M14385 8985l2324-4" svg:viewBox="0 0 2325 5">
          <text:p/>
        </draw:connector>
        <draw:connector draw:style-name="gr604" draw:text-style-name="P17" draw:layer="layout" draw:type="line" svg:x1="18.766cm" svg:y1="8.981cm" svg:x2="21.118cm" svg:y2="8.985cm" draw:start-shape="id242" draw:start-glue-point="10" draw:end-shape="id243" draw:end-glue-point="3" svg:d="M18766 8981l2352 4" svg:viewBox="0 0 2353 5">
          <text:p/>
        </draw:connector>
        <draw:connector draw:style-name="gr605" draw:text-style-name="P17" draw:layer="layout" draw:type="line" svg:x1="17.738cm" svg:y1="10.009cm" svg:x2="17.751cm" svg:y2="12.26cm" draw:start-shape="id242" draw:start-glue-point="8" draw:end-shape="id244" draw:end-glue-point="0" svg:d="M17738 10009l13 2251" svg:viewBox="0 0 14 2252">
          <text:p/>
        </draw:connector>
        <draw:connector draw:style-name="gr606" draw:text-style-name="P17" draw:layer="layout" draw:type="line" svg:x1="13.051cm" svg:y1="9.811cm" svg:x2="16.418cm" svg:y2="13.085cm" draw:start-shape="id241" draw:start-glue-point="2" draw:end-shape="id244" draw:end-glue-point="3" svg:d="M13051 9811l3367 3274" svg:viewBox="0 0 3368 3275">
          <text:p/>
        </draw:connector>
        <draw:connector draw:style-name="gr607" draw:text-style-name="P17" draw:layer="layout" draw:type="line" svg:x1="22.451cm" svg:y1="9.811cm" svg:x2="19.085cm" svg:y2="13.085cm" draw:start-shape="id243" draw:start-glue-point="2" draw:end-shape="id244" draw:end-glue-point="1" svg:d="M22451 9811l-3366 3274" svg:viewBox="0 0 3367 3275">
          <text:p/>
        </draw:connector>
        <draw:frame draw:style-name="gr609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09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0" draw:text-style-name="P17" draw:layer="layout" draw:type="line" svg:x1="9.664cm" svg:y1="13.091cm" svg:x2="13.051cm" svg:y2="9.811cm" draw:start-shape="id239" draw:start-glue-point="1" draw:end-shape="id241" draw:end-glue-point="2" svg:d="M9664 13091l3387-3280" svg:viewBox="0 0 3388 3281">
          <text:p/>
        </draw:connector>
        <draw:line draw:style-name="gr608" draw:text-style-name="P17" draw:layer="layout" svg:x1="15.563cm" svg:y1="5.999cm" svg:x2="15.563cm" svg:y2="14.589cm">
          <text:p/>
        </draw:line>
      </draw:page>
      <draw:page draw:name="page26" draw:style-name="dp1" draw:master-page-name="Default">
        <draw:custom-shape draw:style-name="gr599" draw:text-style-name="P88" xml:id="id246" draw:id="id246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88" xml:id="id248" draw:id="id248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600" draw:text-style-name="P89" xml:id="id245" draw:id="id245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6" draw:style-name="gr600" draw:text-style-name="P89" xml:id="id247" draw:id="id247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7" draw:style-name="gr600" draw:text-style-name="P89" xml:id="id249" draw:id="id249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8" draw:style-name="gr600" draw:text-style-name="P89" xml:id="id250" draw:id="id250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1" draw:text-style-name="P17" draw:layer="layout" draw:type="line" svg:x1="8.33cm" svg:y1="12.266cm" svg:x2="8.338cm" svg:y2="10.009cm" draw:start-shape="id245" draw:start-glue-point="0" draw:end-shape="id246" draw:end-glue-point="8" svg:d="M8330 12266l8-2257" svg:viewBox="0 0 9 2258">
          <text:p/>
        </draw:connector>
        <draw:connector draw:style-name="gr602" draw:text-style-name="P17" draw:layer="layout" draw:type="line" svg:x1="9.366cm" svg:y1="8.981cm" svg:x2="11.718cm" svg:y2="8.985cm" draw:start-shape="id246" draw:start-glue-point="10" draw:end-shape="id247" draw:end-glue-point="3" svg:d="M9366 8981l2352 4" svg:viewBox="0 0 2353 5">
          <text:p/>
        </draw:connector>
        <draw:connector draw:style-name="gr603" draw:text-style-name="P17" draw:layer="layout" draw:type="line" svg:x1="14.385cm" svg:y1="8.985cm" svg:x2="16.709cm" svg:y2="8.981cm" draw:start-shape="id247" draw:start-glue-point="1" draw:end-shape="id248" draw:end-glue-point="6" svg:d="M14385 8985l2324-4" svg:viewBox="0 0 2325 5">
          <text:p/>
        </draw:connector>
        <draw:connector draw:style-name="gr604" draw:text-style-name="P17" draw:layer="layout" draw:type="line" svg:x1="18.766cm" svg:y1="8.981cm" svg:x2="21.118cm" svg:y2="8.985cm" draw:start-shape="id248" draw:start-glue-point="10" draw:end-shape="id249" draw:end-glue-point="3" svg:d="M18766 8981l2352 4" svg:viewBox="0 0 2353 5">
          <text:p/>
        </draw:connector>
        <draw:connector draw:style-name="gr605" draw:text-style-name="P17" draw:layer="layout" draw:type="line" svg:x1="17.738cm" svg:y1="10.009cm" svg:x2="17.751cm" svg:y2="12.26cm" draw:start-shape="id248" draw:start-glue-point="8" draw:end-shape="id250" draw:end-glue-point="0" svg:d="M17738 10009l13 2251" svg:viewBox="0 0 14 2252">
          <text:p/>
        </draw:connector>
        <draw:connector draw:style-name="gr606" draw:text-style-name="P17" draw:layer="layout" draw:type="line" svg:x1="13.051cm" svg:y1="9.811cm" svg:x2="16.418cm" svg:y2="13.085cm" draw:start-shape="id247" draw:start-glue-point="2" draw:end-shape="id250" draw:end-glue-point="3" svg:d="M13051 9811l3367 3274" svg:viewBox="0 0 3368 3275">
          <text:p/>
        </draw:connector>
        <draw:connector draw:style-name="gr607" draw:text-style-name="P17" draw:layer="layout" draw:type="line" svg:x1="22.451cm" svg:y1="9.811cm" svg:x2="19.085cm" svg:y2="13.085cm" draw:start-shape="id249" draw:start-glue-point="2" draw:end-shape="id250" draw:end-glue-point="1" svg:d="M22451 9811l-3366 3274" svg:viewBox="0 0 3367 3275">
          <text:p/>
        </draw:connector>
        <draw:line draw:style-name="gr608" draw:text-style-name="P17" draw:layer="layout" svg:x1="10.563cm" svg:y1="5.999cm" svg:x2="10.563cm" svg:y2="14.589cm">
          <text:p/>
        </draw:line>
        <draw:frame draw:style-name="gr609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09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0" draw:text-style-name="P17" draw:layer="layout" draw:type="line" svg:x1="9.664cm" svg:y1="13.091cm" svg:x2="13.051cm" svg:y2="9.811cm" draw:start-shape="id245" draw:start-glue-point="1" draw:end-shape="id247" draw:end-glue-point="2" svg:d="M9664 13091l3387-3280" svg:viewBox="0 0 3388 3281">
          <text:p/>
        </draw:connector>
        <draw:line draw:style-name="gr608" draw:text-style-name="P17" draw:layer="layout" svg:x1="15.563cm" svg:y1="5.999cm" svg:x2="15.563cm" svg:y2="14.589cm">
          <text:p/>
        </draw:line>
        <draw:frame draw:style-name="gr609" draw:text-style-name="P90" draw:layer="layout" svg:width="2.55cm" svg:height="0.725cm" svg:x="11.793cm" svg:y="6.189cm">
          <draw:text-box>
            <text:p><text:span text:style-name="T23">Third party</text:span></text:p>
          </draw:text-box>
        </draw:frame>
      </draw:page>
      <draw:page draw:name="page27" draw:style-name="dp1" draw:master-page-name="Default">
        <draw:custom-shape draw:style-name="gr599" draw:text-style-name="P88" xml:id="id252" draw:id="id252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88" xml:id="id254" draw:id="id254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600" draw:text-style-name="P89" xml:id="id251" draw:id="id251" draw:layer="layout" svg:width="2.667cm" svg:height="1.651cm" svg:x="10.216cm" svg:y="11.463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7" draw:style-name="gr600" draw:text-style-name="P89" xml:id="id253" draw:id="id253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8" draw:style-name="gr600" draw:text-style-name="P89" xml:id="id255" draw:id="id255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9" draw:style-name="gr600" draw:text-style-name="P89" xml:id="id256" draw:id="id256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1" draw:text-style-name="P17" draw:layer="layout" draw:type="line" svg:x1="11.549cm" svg:y1="11.463cm" svg:x2="11.538cm" svg:y2="10.409cm" draw:start-shape="id251" draw:start-glue-point="0" draw:end-shape="id252" draw:end-glue-point="8" svg:d="M11549 11463l-11-1054" svg:viewBox="0 0 12 1055">
          <text:p/>
        </draw:connector>
        <draw:connector draw:style-name="gr602" draw:text-style-name="P17" draw:layer="layout" draw:type="line" svg:x1="12.566cm" svg:y1="9.381cm" svg:x2="13.718cm" svg:y2="9.385cm" draw:start-shape="id252" draw:start-glue-point="10" draw:end-shape="id253" draw:end-glue-point="3" svg:d="M12566 9381l1152 4" svg:viewBox="0 0 1153 5">
          <text:p/>
        </draw:connector>
        <draw:connector draw:style-name="gr603" draw:text-style-name="P17" draw:layer="layout" draw:type="line" svg:x1="16.385cm" svg:y1="9.385cm" svg:x2="17.509cm" svg:y2="9.381cm" draw:start-shape="id253" draw:start-glue-point="1" draw:end-shape="id254" draw:end-glue-point="6" svg:d="M16385 9385l1124-4" svg:viewBox="0 0 1125 5">
          <text:p/>
        </draw:connector>
        <draw:connector draw:style-name="gr604" draw:text-style-name="P17" draw:layer="layout" draw:type="line" svg:x1="19.566cm" svg:y1="9.381cm" svg:x2="20.718cm" svg:y2="9.385cm" draw:start-shape="id254" draw:start-glue-point="10" draw:end-shape="id255" draw:end-glue-point="3" svg:d="M19566 9381l1152 4" svg:viewBox="0 0 1153 5">
          <text:p/>
        </draw:connector>
        <draw:connector draw:style-name="gr605" draw:text-style-name="P17" draw:layer="layout" draw:type="line" svg:x1="18.538cm" svg:y1="10.409cm" svg:x2="18.551cm" svg:y2="11.46cm" draw:start-shape="id254" draw:start-glue-point="8" draw:end-shape="id256" draw:end-glue-point="0" svg:d="M18538 10409l13 1051" svg:viewBox="0 0 14 1052">
          <text:p/>
        </draw:connector>
        <draw:connector draw:style-name="gr606" draw:text-style-name="P17" draw:layer="layout" draw:type="line" svg:x1="15.051cm" svg:y1="10.211cm" svg:x2="17.218cm" svg:y2="12.285cm" draw:start-shape="id253" draw:start-glue-point="2" draw:end-shape="id256" draw:end-glue-point="3" svg:d="M15051 10211l2167 2074" svg:viewBox="0 0 2168 2075">
          <text:p/>
        </draw:connector>
        <draw:connector draw:style-name="gr607" draw:text-style-name="P17" draw:layer="layout" draw:type="line" svg:x1="22.051cm" svg:y1="10.211cm" svg:x2="19.885cm" svg:y2="12.285cm" draw:start-shape="id255" draw:start-glue-point="2" draw:end-shape="id256" draw:end-glue-point="1" svg:d="M22051 10211l-2166 2074" svg:viewBox="0 0 2167 2075">
          <text:p/>
        </draw:connector>
        <draw:line draw:style-name="gr608" draw:text-style-name="P17" draw:layer="layout" svg:x1="16.863cm" svg:y1="5.699cm" svg:x2="16.863cm" svg:y2="13.7cm">
          <text:p/>
        </draw:line>
        <draw:frame draw:style-name="gr609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09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connector draw:style-name="gr611" draw:text-style-name="P17" draw:layer="layout" draw:type="line" svg:x1="12.883cm" svg:y1="12.288cm" svg:x2="15.051cm" svg:y2="10.211cm" draw:start-shape="id251" draw:start-glue-point="1" draw:end-shape="id253" draw:end-glue-point="2" svg:d="M12883 12288l2168-2077" svg:viewBox="0 0 2169 2078">
          <text:p/>
        </draw:connector>
      </draw:page>
      <draw:page draw:name="page28" draw:style-name="dp1" draw:master-page-name="Default">
        <draw:custom-shape draw:style-name="gr599" draw:text-style-name="P88" xml:id="id258" draw:id="id258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88" xml:id="id260" draw:id="id260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600" draw:text-style-name="P89" xml:id="id257" draw:id="id257" draw:layer="layout" svg:width="2.667cm" svg:height="1.651cm" svg:x="10.216cm" svg:y="11.4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4" draw:style-name="gr600" draw:text-style-name="P89" xml:id="id259" draw:id="id259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5" draw:style-name="gr600" draw:text-style-name="P89" xml:id="id261" draw:id="id261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0" draw:style-name="gr600" draw:text-style-name="P89" xml:id="id262" draw:id="id262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1" draw:text-style-name="P17" draw:layer="layout" draw:type="line" svg:x1="11.549cm" svg:y1="11.466cm" svg:x2="11.538cm" svg:y2="10.409cm" draw:start-shape="id257" draw:start-glue-point="0" draw:end-shape="id258" draw:end-glue-point="8" svg:d="M11549 11466l-11-1057" svg:viewBox="0 0 12 1058">
          <text:p/>
        </draw:connector>
        <draw:connector draw:style-name="gr602" draw:text-style-name="P17" draw:layer="layout" draw:type="line" svg:x1="12.566cm" svg:y1="9.381cm" svg:x2="13.718cm" svg:y2="9.385cm" draw:start-shape="id258" draw:start-glue-point="10" draw:end-shape="id259" draw:end-glue-point="3" svg:d="M12566 9381l1152 4" svg:viewBox="0 0 1153 5">
          <text:p/>
        </draw:connector>
        <draw:connector draw:style-name="gr603" draw:text-style-name="P17" draw:layer="layout" draw:type="line" svg:x1="16.385cm" svg:y1="9.385cm" svg:x2="17.509cm" svg:y2="9.381cm" draw:start-shape="id259" draw:start-glue-point="1" draw:end-shape="id260" draw:end-glue-point="6" svg:d="M16385 9385l1124-4" svg:viewBox="0 0 1125 5">
          <text:p/>
        </draw:connector>
        <draw:connector draw:style-name="gr604" draw:text-style-name="P17" draw:layer="layout" draw:type="line" svg:x1="19.566cm" svg:y1="9.381cm" svg:x2="20.718cm" svg:y2="9.385cm" draw:start-shape="id260" draw:start-glue-point="10" draw:end-shape="id261" draw:end-glue-point="3" svg:d="M19566 9381l1152 4" svg:viewBox="0 0 1153 5">
          <text:p/>
        </draw:connector>
        <draw:connector draw:style-name="gr605" draw:text-style-name="P17" draw:layer="layout" draw:type="line" svg:x1="18.538cm" svg:y1="10.409cm" svg:x2="18.551cm" svg:y2="11.46cm" draw:start-shape="id260" draw:start-glue-point="8" draw:end-shape="id262" draw:end-glue-point="0" svg:d="M18538 10409l13 1051" svg:viewBox="0 0 14 1052">
          <text:p/>
        </draw:connector>
        <draw:connector draw:style-name="gr606" draw:text-style-name="P17" draw:layer="layout" draw:type="line" svg:x1="15.051cm" svg:y1="10.211cm" svg:x2="17.218cm" svg:y2="12.285cm" draw:start-shape="id259" draw:start-glue-point="2" draw:end-shape="id262" draw:end-glue-point="3" svg:d="M15051 10211l2167 2074" svg:viewBox="0 0 2168 2075">
          <text:p/>
        </draw:connector>
        <draw:connector draw:style-name="gr607" draw:text-style-name="P17" draw:layer="layout" draw:type="line" svg:x1="22.051cm" svg:y1="10.211cm" svg:x2="19.885cm" svg:y2="12.285cm" draw:start-shape="id261" draw:start-glue-point="2" draw:end-shape="id262" draw:end-glue-point="1" svg:d="M22051 10211l-2166 2074" svg:viewBox="0 0 2167 2075">
          <text:p/>
        </draw:connector>
        <draw:line draw:style-name="gr608" draw:text-style-name="P17" draw:layer="layout" svg:x1="16.863cm" svg:y1="5.699cm" svg:x2="16.863cm" svg:y2="13.7cm">
          <text:p/>
        </draw:line>
        <draw:frame draw:style-name="gr609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09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line draw:style-name="gr608" draw:text-style-name="P17" draw:layer="layout" svg:x1="13.163cm" svg:y1="5.7cm" svg:x2="13.163cm" svg:y2="13.701cm">
          <text:p/>
        </draw:line>
        <draw:frame draw:style-name="gr612" draw:text-style-name="P90" draw:layer="layout" svg:width="2.667cm" svg:height="0.753cm" svg:x="13.7cm" svg:y="6.089cm">
          <draw:text-box>
            <text:p><text:span text:style-name="T23">Third party</text:span></text:p>
          </draw:text-box>
        </draw:frame>
        <draw:connector draw:style-name="gr26" draw:text-style-name="P17" draw:layer="layout" draw:type="line" svg:x1="12.883cm" svg:y1="12.291cm" svg:x2="15.051cm" svg:y2="10.211cm" draw:start-shape="id257" draw:start-glue-point="1" draw:end-shape="id259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3-23T16:39:39.138416937</dc:date>
    <dc:creator>Igor Zboran</dc:creator>
    <meta:editing-duration>P6DT20H40M56S</meta:editing-duration>
    <meta:editing-cycles>548</meta:editing-cycles>
    <meta:generator>LibreOffice/7.3.1.3$Linux_X86_64 LibreOffice_project/eead5aec017556e2cdbf9dfff06537ec58969b73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916"/>
  </office:meta>
</office:document-meta>
</file>